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ans1" svg:font-family="'Liberation Sans'" style:font-family-generic="swiss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785in" style:rel-column-width="11152*"/>
    </style:style>
    <style:style style:name="Table1.B" style:family="table-column">
      <style:table-column-properties style:column-width="0.884in" style:rel-column-width="8366*"/>
    </style:style>
    <style:style style:name="Table1.C" style:family="table-column">
      <style:table-column-properties style:column-width="1.375in" style:rel-column-width="13012*"/>
    </style:style>
    <style:style style:name="Table1.D" style:family="table-column">
      <style:table-column-properties style:column-width="3.4875in" style:rel-column-width="33005*"/>
    </style:style>
    <style:style style:name="Table1.A1" style:family="table-cell">
      <style:table-cell-properties style:vertical-align="middle" fo:padding="0in" fo:border="none" style:writing-mode="page"/>
    </style:style>
    <style:style style:name="Table1.B1" style:family="table-cell">
      <style:table-cell-properties fo:padding="0in" fo:border="none" style:writing-mode="page"/>
    </style:style>
    <style:style style:name="Table1.C1" style:family="table-cell">
      <style:table-cell-properties fo:padding="0in" fo:border="none" style:writing-mode="page"/>
    </style:style>
    <style:style style:name="Table1.A2" style:family="table-cell">
      <style:table-cell-properties fo:padding="0in" fo:border="none" style:writing-mode="page"/>
    </style:style>
    <style:style style:name="Table1.B2" style:family="table-cell">
      <style:table-cell-properties fo:padding="0in" fo:border="none" style:writing-mode="page"/>
    </style:style>
    <style:style style:name="Table1.C2" style:family="table-cell">
      <style:table-cell-properties fo:padding="0in" fo:border="none" style:writing-mode="page"/>
    </style:style>
    <style:style style:name="Table1.D2" style:family="table-cell">
      <style:table-cell-properties fo:padding="0in" fo:border="none" style:writing-mode="page"/>
    </style:style>
    <style:style style:name="Table1.A3" style:family="table-cell">
      <style:table-cell-properties fo:padding="0in" fo:border="none" style:writing-mode="page"/>
    </style:style>
    <style:style style:name="Table1.B3" style:family="table-cell">
      <style:table-cell-properties fo:padding="0in" fo:border="none" style:writing-mode="page"/>
    </style:style>
    <style:style style:name="Table1.C3" style:family="table-cell">
      <style:table-cell-properties fo:padding="0in" fo:border="none" style:writing-mode="page"/>
    </style:style>
    <style:style style:name="Table1.D3" style:family="table-cell">
      <style:table-cell-properties fo:padding="0in" fo:border="none" style:writing-mode="page"/>
    </style:style>
    <style:style style:name="Table1.A4" style:family="table-cell">
      <style:table-cell-properties fo:padding="0in" fo:border="none" style:writing-mode="page"/>
    </style:style>
    <style:style style:name="Table1.B4" style:family="table-cell">
      <style:table-cell-properties fo:padding="0in" fo:border="none" style:writing-mode="page"/>
    </style:style>
    <style:style style:name="Table1.C4" style:family="table-cell">
      <style:table-cell-properties fo:padding="0in" fo:border="none" style:writing-mode="page"/>
    </style:style>
    <style:style style:name="Table1.D4" style:family="table-cell">
      <style:table-cell-properties fo:padding="0in" fo:border="none" style:writing-mode="page"/>
    </style:style>
    <style:style style:name="Table1.A5" style:family="table-cell">
      <style:table-cell-properties fo:padding="0in" fo:border="none" style:writing-mode="page"/>
    </style:style>
    <style:style style:name="Table1.B5" style:family="table-cell">
      <style:table-cell-properties fo:padding="0in" fo:border="none" style:writing-mode="page"/>
    </style:style>
    <style:style style:name="Table1.C5" style:family="table-cell">
      <style:table-cell-properties fo:padding="0in" fo:border="none" style:writing-mode="page"/>
    </style:style>
    <style:style style:name="Table1.D5" style:family="table-cell">
      <style:table-cell-properties fo:padding="0in" fo:border="none"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in" style:rel-column-width="9463*"/>
    </style:style>
    <style:style style:name="Table4.B" style:family="table-column">
      <style:table-column-properties style:column-width="5.925in" style:rel-column-width="56072*"/>
    </style:style>
    <style:style style:name="Table4.A1" style:family="table-cell">
      <style:table-cell-properties fo:padding="0in" fo:border="none" style:writing-mode="page"/>
    </style:style>
    <style:style style:name="Table2" style:family="table">
      <style:table-properties style:width="6.925in" table:align="margins" fo:background-color="transparent">
        <style:background-image/>
      </style:table-properties>
    </style:style>
    <style:style style:name="Table2.A" style:family="table-column">
      <style:table-column-properties style:column-width="0.8653in" style:rel-column-width="8188*"/>
    </style:style>
    <style:style style:name="Table2.B" style:family="table-column">
      <style:table-column-properties style:column-width="0.4326in" style:rel-column-width="4097*"/>
    </style:style>
    <style:style style:name="Table2.C" style:family="table-column">
      <style:table-column-properties style:column-width="0.4333in" style:rel-column-width="4098*"/>
    </style:style>
    <style:style style:name="Table2.E" style:family="table-column">
      <style:table-column-properties style:column-width="0.866in" style:rel-column-width="8195*"/>
    </style:style>
    <style:style style:name="Table2.I" style:family="table-column">
      <style:table-column-properties style:column-width="0.866in" style:rel-column-width="8198*"/>
    </style:style>
    <style:style style:name="Table2.A1" style:family="table-cell">
      <style:table-cell-properties fo:padding="0in" fo:border="none" style:writing-mode="page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style:vertical-align="middle" fo:background-color="#ff3838" fo:padding="0in" fo:border="none" style:writing-mode="page">
        <style:background-image/>
      </style:table-cell-properties>
    </style:style>
    <style:style style:name="Table2.B2" style:family="table-cell">
      <style:table-cell-properties style:vertical-align="middle" fo:background-color="#d4ea6b" fo:padding="0in" fo:border="none" style:writing-mode="page">
        <style:background-image/>
      </style:table-cell-properties>
    </style:style>
    <style:style style:name="Table2.D2" style:family="table-cell">
      <style:table-cell-properties fo:background-color="#d4ea6b" fo:padding="0in" fo:border="none" style:writing-mode="page">
        <style:background-image/>
      </style:table-cell-properties>
    </style:style>
    <style:style style:name="Table2.E2" style:family="table-cell">
      <style:table-cell-properties fo:background-color="#d4ea6b" fo:padding="0in" fo:border="none" style:writing-mode="page">
        <style:background-image/>
      </style:table-cell-properties>
    </style:style>
    <style:style style:name="Table2.F2" style:family="table-cell">
      <style:table-cell-properties fo:background-color="#d4ea6b" fo:padding="0in" fo:border="none" style:writing-mode="page">
        <style:background-image/>
      </style:table-cell-properties>
    </style:style>
    <style:style style:name="Table2.G2" style:family="table-cell">
      <style:table-cell-properties fo:background-color="#d4ea6b" fo:padding="0in" fo:border="none" style:writing-mode="page">
        <style:background-image/>
      </style:table-cell-properties>
    </style:style>
    <style:style style:name="Table2.H2" style:family="table-cell">
      <style:table-cell-properties fo:background-color="#ff3838" fo:padding="0in" fo:border="none" style:writing-mode="page">
        <style:background-image/>
      </style:table-cell-properties>
    </style:style>
    <style:style style:name="Table2.I2" style:family="table-cell">
      <style:table-cell-properties fo:background-color="#ff3838" fo:padding="0in" fo:border="none" style:writing-mode="page">
        <style:background-image/>
      </style:table-cell-properties>
    </style:style>
    <style:style style:name="Table3" style:family="table">
      <style:table-properties style:width="6.925in" table:align="margins" fo:background-color="transparent">
        <style:background-image/>
      </style:table-properties>
    </style:style>
    <style:style style:name="Table3.A" style:family="table-column">
      <style:table-column-properties style:column-width="0.4326in" style:rel-column-width="4095*"/>
    </style:style>
    <style:style style:name="Table3.B" style:family="table-column">
      <style:table-column-properties style:column-width="0.4326in" style:rel-column-width="4096*"/>
    </style:style>
    <style:style style:name="Table3.E" style:family="table-column">
      <style:table-column-properties style:column-width="0.8653in" style:rel-column-width="8191*"/>
    </style:style>
    <style:style style:name="Table3.J" style:family="table-column">
      <style:table-column-properties style:column-width="0.866in" style:rel-column-width="8198*"/>
    </style:style>
    <style:style style:name="Table3.A1" style:family="table-cell">
      <style:table-cell-properties fo:padding="0in" fo:border="none" style:writing-mode="page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background-color="#d4ea6b" fo:padding="0in" fo:border="none" style:writing-mode="page">
        <style:background-image/>
      </style:table-cell-properties>
    </style:style>
    <style:style style:name="Table3.H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3847in" style:rel-column-width="13107*"/>
    </style:style>
    <style:style style:name="Table5.A1" style:family="table-cell">
      <style:table-cell-properties fo:padding="0in" fo:border="none" style:writing-mode="page"/>
    </style:style>
    <style:style style:name="Table5.A2" style:family="table-cell">
      <style:table-cell-properties style:vertical-align="middle" fo:padding="0in" fo:border="none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in" style:rel-column-width="9463*"/>
    </style:style>
    <style:style style:name="Table6.B" style:family="table-column">
      <style:table-column-properties style:column-width="5.925in" style:rel-column-width="56072*"/>
    </style:style>
    <style:style style:name="Table6.A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center" style:justify-single-word="false"/>
      <style:text-properties style:font-name="Liberation Sans" fo:font-size="14pt" officeooo:rsid="00094ed1" officeooo:paragraph-rsid="00094ed1" style:font-size-asian="14pt" style:font-size-complex="14pt"/>
    </style:style>
    <style:style style:name="P2" style:family="paragraph" style:parent-style-name="Footer">
      <style:paragraph-properties fo:text-align="center" style:justify-single-word="false"/>
      <style:text-properties style:font-name="Liberation Sans" officeooo:rsid="006f167c" officeooo:paragraph-rsid="006f167c"/>
    </style:style>
    <style:style style:name="P3" style:family="paragraph" style:parent-style-name="Text_20_body">
      <style:text-properties style:font-name="Arial" officeooo:paragraph-rsid="000a6a50"/>
    </style:style>
    <style:style style:name="P4" style:family="paragraph" style:parent-style-name="Text_20_body">
      <style:text-properties style:font-name="Arial" officeooo:rsid="01660315" officeooo:paragraph-rsid="00301f3a"/>
    </style:style>
    <style:style style:name="P5" style:family="paragraph" style:parent-style-name="Text_20_body">
      <style:text-properties officeooo:paragraph-rsid="000a93c3"/>
    </style:style>
    <style:style style:name="P6" style:family="paragraph" style:parent-style-name="Text_20_body">
      <style:text-properties officeooo:rsid="0010291f" officeooo:paragraph-rsid="0013aa89"/>
    </style:style>
    <style:style style:name="P7" style:family="paragraph" style:parent-style-name="Text_20_body">
      <style:text-properties officeooo:paragraph-rsid="001d10cc"/>
    </style:style>
    <style:style style:name="P8" style:family="paragraph" style:parent-style-name="Text_20_body">
      <style:text-properties style:font-name="Liberation Sans"/>
    </style:style>
    <style:style style:name="P9" style:family="paragraph" style:parent-style-name="Text_20_body">
      <style:text-properties style:font-name="Liberation Sans" officeooo:rsid="0013aa89" officeooo:paragraph-rsid="0013aa89"/>
    </style:style>
    <style:style style:name="P10" style:family="paragraph" style:parent-style-name="Text_20_body">
      <style:text-properties style:font-name="Liberation Sans" officeooo:rsid="0022fad4" officeooo:paragraph-rsid="0022fad4"/>
    </style:style>
    <style:style style:name="P11" style:family="paragraph" style:parent-style-name="Text_20_body">
      <style:text-properties style:font-name="Liberation Sans" officeooo:rsid="0029da19" officeooo:paragraph-rsid="0026b15f"/>
    </style:style>
    <style:style style:name="P12" style:family="paragraph" style:parent-style-name="Text_20_body">
      <style:text-properties style:font-name="Liberation Sans" officeooo:rsid="001386df" officeooo:paragraph-rsid="001386df"/>
    </style:style>
    <style:style style:name="P13" style:family="paragraph" style:parent-style-name="Text_20_body">
      <style:text-properties style:font-name="Liberation Sans" officeooo:rsid="00195824" officeooo:paragraph-rsid="00195824"/>
    </style:style>
    <style:style style:name="P14" style:family="paragraph" style:parent-style-name="Text_20_body">
      <style:text-properties style:font-name="Liberation Sans" officeooo:rsid="003ea3b2" officeooo:paragraph-rsid="003ea3b2"/>
    </style:style>
    <style:style style:name="P15" style:family="paragraph" style:parent-style-name="Text_20_body">
      <style:text-properties style:font-name="Liberation Sans" officeooo:rsid="00413e19" officeooo:paragraph-rsid="0042b750"/>
    </style:style>
    <style:style style:name="P16" style:family="paragraph" style:parent-style-name="Text_20_body">
      <style:text-properties style:font-name="Liberation Sans" officeooo:rsid="00433d6b" officeooo:paragraph-rsid="00433d6b"/>
    </style:style>
    <style:style style:name="P17" style:family="paragraph" style:parent-style-name="Text_20_body">
      <style:text-properties style:font-name="Liberation Sans" officeooo:rsid="00433d6b" officeooo:paragraph-rsid="005842fe"/>
    </style:style>
    <style:style style:name="P18" style:family="paragraph" style:parent-style-name="Text_20_body">
      <style:text-properties style:font-name="Liberation Sans" officeooo:rsid="00580f45" officeooo:paragraph-rsid="00580f45"/>
    </style:style>
    <style:style style:name="P19" style:family="paragraph" style:parent-style-name="Text_20_body">
      <style:text-properties style:font-name="Liberation Sans" officeooo:rsid="00580f45" officeooo:paragraph-rsid="005d61a2"/>
    </style:style>
    <style:style style:name="P20" style:family="paragraph" style:parent-style-name="Text_20_body">
      <style:text-properties style:font-name="Liberation Sans" officeooo:rsid="005d61a2" officeooo:paragraph-rsid="005d61a2"/>
    </style:style>
    <style:style style:name="P21" style:family="paragraph" style:parent-style-name="Text_20_body">
      <style:text-properties style:font-name="Liberation Sans" officeooo:rsid="00610b77" officeooo:paragraph-rsid="00610b77"/>
    </style:style>
    <style:style style:name="P22" style:family="paragraph" style:parent-style-name="Text_20_body">
      <style:text-properties style:font-name="Liberation Sans" officeooo:rsid="0058610e" officeooo:paragraph-rsid="005842fe"/>
    </style:style>
    <style:style style:name="P23" style:family="paragraph" style:parent-style-name="Text_20_body">
      <style:text-properties style:font-name="Liberation Sans" officeooo:rsid="006c1ac9" officeooo:paragraph-rsid="006c1ac9"/>
    </style:style>
    <style:style style:name="P24" style:family="paragraph" style:parent-style-name="Text_20_body">
      <style:text-properties style:font-name="Liberation Sans" officeooo:rsid="00736e2a" officeooo:paragraph-rsid="00736e2a"/>
    </style:style>
    <style:style style:name="P25" style:family="paragraph" style:parent-style-name="Text_20_body">
      <style:text-properties style:font-name="Liberation Sans" officeooo:rsid="0076598e" officeooo:paragraph-rsid="0076598e"/>
    </style:style>
    <style:style style:name="P26" style:family="paragraph" style:parent-style-name="Text_20_body">
      <style:text-properties style:font-name="Liberation Sans" officeooo:rsid="008abb88" officeooo:paragraph-rsid="008abb88"/>
    </style:style>
    <style:style style:name="P27" style:family="paragraph" style:parent-style-name="Text_20_body">
      <style:text-properties style:font-name="Liberation Sans" officeooo:rsid="0088281a" officeooo:paragraph-rsid="0088281a"/>
    </style:style>
    <style:style style:name="P28" style:family="paragraph" style:parent-style-name="Text_20_body">
      <style:text-properties style:font-name="Liberation Sans" officeooo:rsid="0088cf55" officeooo:paragraph-rsid="0088cf55"/>
    </style:style>
    <style:style style:name="P29" style:family="paragraph" style:parent-style-name="Text_20_body">
      <style:text-properties style:font-name="Liberation Sans" officeooo:rsid="008c73f6" officeooo:paragraph-rsid="008c73f6"/>
    </style:style>
    <style:style style:name="P30" style:family="paragraph" style:parent-style-name="Text_20_body">
      <style:text-properties style:font-name="Liberation Sans" officeooo:rsid="00671fe4" officeooo:paragraph-rsid="00671fe4"/>
    </style:style>
    <style:style style:name="P31" style:family="paragraph" style:parent-style-name="Text_20_body">
      <style:text-properties style:font-name="Liberation Sans" officeooo:rsid="009a649c" officeooo:paragraph-rsid="009a649c"/>
    </style:style>
    <style:style style:name="P32" style:family="paragraph" style:parent-style-name="Text_20_body">
      <style:text-properties style:font-name="Liberation Sans" officeooo:rsid="009c622c" officeooo:paragraph-rsid="009c622c"/>
    </style:style>
    <style:style style:name="P33" style:family="paragraph" style:parent-style-name="Text_20_body">
      <style:text-properties style:font-name="Liberation Sans" officeooo:rsid="0085f8d1" officeooo:paragraph-rsid="0085f8d1"/>
    </style:style>
    <style:style style:name="P34" style:family="paragraph" style:parent-style-name="Text_20_body">
      <style:text-properties style:font-name="Liberation Sans" officeooo:rsid="006b3f6f" officeooo:paragraph-rsid="006b3f6f"/>
    </style:style>
    <style:style style:name="P35" style:family="paragraph" style:parent-style-name="Text_20_body">
      <style:text-properties style:font-name="Liberation Sans" officeooo:rsid="00a28c44" officeooo:paragraph-rsid="00a28c44"/>
    </style:style>
    <style:style style:name="P36" style:family="paragraph" style:parent-style-name="Text_20_body">
      <style:text-properties style:font-name="Liberation Sans" officeooo:rsid="00a041f7" officeooo:paragraph-rsid="00a041f7"/>
    </style:style>
    <style:style style:name="P37" style:family="paragraph" style:parent-style-name="Text_20_body">
      <style:text-properties style:font-name="Liberation Sans" officeooo:rsid="00a34bfb" officeooo:paragraph-rsid="00a34bfb"/>
    </style:style>
    <style:style style:name="P38" style:family="paragraph" style:parent-style-name="Text_20_body">
      <style:text-properties style:font-name="Liberation Sans" officeooo:rsid="00736b4d" officeooo:paragraph-rsid="00755499"/>
    </style:style>
    <style:style style:name="P39" style:family="paragraph" style:parent-style-name="Text_20_body">
      <style:text-properties style:font-name="Liberation Sans" fo:font-size="12pt" fo:font-weight="normal" officeooo:rsid="00b7c28d" officeooo:paragraph-rsid="00aa4e29" style:font-name-asian="Noto Sans CJK SC" style:font-size-asian="10.5pt" style:font-weight-asian="normal" style:font-name-complex="Noto Sans Devanagari" style:font-size-complex="12pt" style:font-weight-complex="normal"/>
    </style:style>
    <style:style style:name="P40" style:family="paragraph" style:parent-style-name="Text_20_body">
      <style:text-properties officeooo:paragraph-rsid="001386df"/>
    </style:style>
    <style:style style:name="P41" style:family="paragraph" style:parent-style-name="Text_20_body">
      <style:text-properties officeooo:paragraph-rsid="003f5395"/>
    </style:style>
    <style:style style:name="P42" style:family="paragraph" style:parent-style-name="Text_20_body">
      <style:text-properties officeooo:paragraph-rsid="00413e19"/>
    </style:style>
    <style:style style:name="P43" style:family="paragraph" style:parent-style-name="Text_20_body">
      <style:text-properties officeooo:rsid="0042b750" officeooo:paragraph-rsid="0042b750"/>
    </style:style>
    <style:style style:name="P44" style:family="paragraph" style:parent-style-name="Text_20_body">
      <style:text-properties officeooo:paragraph-rsid="0042b750"/>
    </style:style>
    <style:style style:name="P45" style:family="paragraph" style:parent-style-name="Text_20_body">
      <style:text-properties officeooo:paragraph-rsid="004581b3"/>
    </style:style>
    <style:style style:name="P46" style:family="paragraph" style:parent-style-name="Text_20_body">
      <style:text-properties officeooo:paragraph-rsid="0058217b"/>
    </style:style>
    <style:style style:name="P47" style:family="paragraph" style:parent-style-name="Text_20_body">
      <style:text-properties officeooo:rsid="005b35bd" officeooo:paragraph-rsid="00610b77"/>
    </style:style>
    <style:style style:name="P48" style:family="paragraph" style:parent-style-name="Text_20_body">
      <style:text-properties officeooo:paragraph-rsid="00601e0b"/>
    </style:style>
    <style:style style:name="P49" style:family="paragraph" style:parent-style-name="Text_20_body">
      <style:text-properties officeooo:paragraph-rsid="00646fd3"/>
    </style:style>
    <style:style style:name="P50" style:family="paragraph" style:parent-style-name="Text_20_body">
      <style:text-properties officeooo:rsid="00653b9b" officeooo:paragraph-rsid="00653b9b"/>
    </style:style>
    <style:style style:name="P51" style:family="paragraph" style:parent-style-name="Text_20_body">
      <style:text-properties officeooo:paragraph-rsid="005842fe"/>
    </style:style>
    <style:style style:name="P52" style:family="paragraph" style:parent-style-name="Text_20_body">
      <style:text-properties officeooo:rsid="00629dff" officeooo:paragraph-rsid="006f167c"/>
    </style:style>
    <style:style style:name="P53" style:family="paragraph" style:parent-style-name="Text_20_body">
      <style:text-properties officeooo:paragraph-rsid="00736b4d"/>
    </style:style>
    <style:style style:name="P54" style:family="paragraph" style:parent-style-name="Text_20_body">
      <style:text-properties officeooo:rsid="00736e2a" officeooo:paragraph-rsid="00736e2a"/>
    </style:style>
    <style:style style:name="P55" style:family="paragraph" style:parent-style-name="Text_20_body">
      <style:text-properties officeooo:paragraph-rsid="00736e2a"/>
    </style:style>
    <style:style style:name="P56" style:family="paragraph" style:parent-style-name="Text_20_body">
      <style:text-properties officeooo:rsid="00854f5c" officeooo:paragraph-rsid="00854f5c"/>
    </style:style>
    <style:style style:name="P57" style:family="paragraph" style:parent-style-name="Text_20_body">
      <style:text-properties officeooo:paragraph-rsid="0088cf55"/>
    </style:style>
    <style:style style:name="P58" style:family="paragraph" style:parent-style-name="Text_20_body">
      <style:text-properties officeooo:rsid="0088cf55" officeooo:paragraph-rsid="0088cf55"/>
    </style:style>
    <style:style style:name="P59" style:family="paragraph" style:parent-style-name="Text_20_body">
      <style:text-properties officeooo:paragraph-rsid="008c73f6"/>
    </style:style>
    <style:style style:name="P60" style:family="paragraph" style:parent-style-name="Text_20_body">
      <style:text-properties officeooo:paragraph-rsid="004997c2"/>
    </style:style>
    <style:style style:name="P61" style:family="paragraph" style:parent-style-name="Text_20_body">
      <style:text-properties officeooo:paragraph-rsid="00433d6b"/>
    </style:style>
    <style:style style:name="P62" style:family="paragraph" style:parent-style-name="Text_20_body">
      <style:text-properties officeooo:paragraph-rsid="00967156"/>
    </style:style>
    <style:style style:name="P63" style:family="paragraph" style:parent-style-name="Text_20_body">
      <style:text-properties officeooo:paragraph-rsid="00629dff"/>
    </style:style>
    <style:style style:name="P64" style:family="paragraph" style:parent-style-name="Text_20_body">
      <style:text-properties officeooo:rsid="0013aa89" officeooo:paragraph-rsid="0013aa89"/>
    </style:style>
    <style:style style:name="P65" style:family="paragraph" style:parent-style-name="Text_20_body">
      <style:text-properties officeooo:rsid="00a76df0" officeooo:paragraph-rsid="00a94a7b"/>
    </style:style>
    <style:style style:name="P66" style:family="paragraph" style:parent-style-name="Text_20_body">
      <style:text-properties officeooo:paragraph-rsid="00a76df0"/>
    </style:style>
    <style:style style:name="P67" style:family="paragraph" style:parent-style-name="Text_20_body">
      <style:text-properties officeooo:rsid="00736b4d" officeooo:paragraph-rsid="00755499"/>
    </style:style>
    <style:style style:name="P68" style:family="paragraph" style:parent-style-name="Text_20_body">
      <style:text-properties officeooo:paragraph-rsid="00b30f9b"/>
    </style:style>
    <style:style style:name="P69" style:family="paragraph" style:parent-style-name="Text_20_body">
      <style:text-properties fo:font-size="12pt" fo:font-weight="normal" officeooo:rsid="00aa4e29" officeooo:paragraph-rsid="00b435c4" style:font-size-asian="10.5pt" style:font-weight-asian="normal" style:font-size-complex="12pt" style:font-weight-complex="normal"/>
    </style:style>
    <style:style style:name="P70" style:family="paragraph" style:parent-style-name="Text_20_body">
      <style:text-properties fo:font-size="12pt" fo:font-weight="normal" officeooo:rsid="00b435c4" officeooo:paragraph-rsid="00b435c4" style:font-size-asian="10.5pt" style:font-weight-asian="normal" style:font-size-complex="12pt" style:font-weight-complex="normal"/>
    </style:style>
    <style:style style:name="P71" style:family="paragraph" style:parent-style-name="Text_20_body">
      <style:text-properties officeooo:paragraph-rsid="006b3f6f"/>
    </style:style>
    <style:style style:name="P72" style:family="paragraph" style:parent-style-name="Text_20_body">
      <style:text-properties officeooo:rsid="00ba5217" officeooo:paragraph-rsid="00ba5217"/>
    </style:style>
    <style:style style:name="P73" style:family="paragraph" style:parent-style-name="Text_20_body">
      <style:text-properties officeooo:paragraph-rsid="00a34bfb"/>
    </style:style>
    <style:style style:name="P74" style:family="paragraph" style:parent-style-name="Table_20_Contents">
      <style:paragraph-properties fo:text-align="center" style:justify-single-word="false"/>
      <style:text-properties style:font-name="Liberation Sans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" officeooo:rsid="00301f3a" officeooo:paragraph-rsid="00301f3a"/>
    </style:style>
    <style:style style:name="P76" style:family="paragraph" style:parent-style-name="Table_20_Contents">
      <style:paragraph-properties fo:text-align="center" style:justify-single-word="false"/>
      <style:text-properties style:font-name="Liberation Sans" officeooo:rsid="0035749d" officeooo:paragraph-rsid="0035749d"/>
    </style:style>
    <style:style style:name="P77" style:family="paragraph" style:parent-style-name="Table_20_Contents">
      <style:paragraph-properties fo:text-align="center" style:justify-single-word="false"/>
      <style:text-properties style:font-name="Liberation Sans" officeooo:rsid="00371b5d" officeooo:paragraph-rsid="00371b5d"/>
    </style:style>
    <style:style style:name="P78" style:family="paragraph" style:parent-style-name="Table_20_Contents">
      <style:paragraph-properties fo:text-align="center" style:justify-single-word="false"/>
      <style:text-properties style:font-name="Liberation Sans" officeooo:rsid="00379ae7" officeooo:paragraph-rsid="00379ae7"/>
    </style:style>
    <style:style style:name="P79" style:family="paragraph" style:parent-style-name="Table_20_Contents">
      <style:paragraph-properties fo:text-align="center" style:justify-single-word="false"/>
      <style:text-properties style:font-name="Liberation Sans" officeooo:rsid="0038cf4d" officeooo:paragraph-rsid="0038cf4d"/>
    </style:style>
    <style:style style:name="P80" style:family="paragraph" style:parent-style-name="Table_20_Contents">
      <style:paragraph-properties fo:text-align="center" style:justify-single-word="false"/>
      <style:text-properties style:font-name="Liberation Sans" officeooo:rsid="003ccac2" officeooo:paragraph-rsid="003ccac2"/>
    </style:style>
    <style:style style:name="P81" style:family="paragraph" style:parent-style-name="Table_20_Contents">
      <style:text-properties style:font-name="Liberation Sans" officeooo:rsid="0042b750" officeooo:paragraph-rsid="00433d6b"/>
    </style:style>
    <style:style style:name="P82" style:family="paragraph" style:parent-style-name="Table_20_Contents">
      <style:paragraph-properties fo:text-align="center" style:justify-single-word="false"/>
      <style:text-properties style:font-name="Liberation Sans" officeooo:rsid="0042b750" officeooo:paragraph-rsid="00433d6b"/>
    </style:style>
    <style:style style:name="P83" style:family="paragraph" style:parent-style-name="Table_20_Contents">
      <style:paragraph-properties fo:text-align="center" style:justify-single-word="false"/>
      <style:text-properties style:font-name="Liberation Sans" fo:font-size="10pt" officeooo:rsid="0042b750" officeooo:paragraph-rsid="00433d6b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style:font-name="Liberation Sans" fo:font-size="10pt" officeooo:rsid="0042b750" officeooo:paragraph-rsid="0042b750" style:font-size-asian="10pt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style:font-name="Liberation Sans" fo:font-size="10pt" officeooo:rsid="0042b750" officeooo:paragraph-rsid="004581b3" style:font-size-asian="10pt" style:font-size-complex="10pt"/>
    </style:style>
    <style:style style:name="P86" style:family="paragraph" style:parent-style-name="Table_20_Contents">
      <style:text-properties style:font-name="Liberation Sans" officeooo:rsid="0077dd70" officeooo:paragraph-rsid="0077dd70"/>
    </style:style>
    <style:style style:name="P87" style:family="paragraph" style:parent-style-name="Table_20_Contents">
      <style:text-properties style:font-name="Liberation Sans" officeooo:rsid="00785e1f" officeooo:paragraph-rsid="00785e1f"/>
    </style:style>
    <style:style style:name="P88" style:family="paragraph" style:parent-style-name="Table_20_Contents">
      <style:text-properties style:font-name="Liberation Sans" officeooo:rsid="007adb4e" officeooo:paragraph-rsid="007adb4e"/>
    </style:style>
    <style:style style:name="P89" style:family="paragraph" style:parent-style-name="Table_20_Contents">
      <style:text-properties style:font-name="Liberation Sans" officeooo:rsid="007b7d97" officeooo:paragraph-rsid="007b7d97"/>
    </style:style>
    <style:style style:name="P90" style:family="paragraph" style:parent-style-name="Table_20_Contents">
      <style:text-properties style:font-name="Liberation Sans" officeooo:rsid="007d050d" officeooo:paragraph-rsid="007d050d"/>
    </style:style>
    <style:style style:name="P91" style:family="paragraph" style:parent-style-name="Table_20_Contents">
      <style:text-properties style:font-name="Liberation Sans" officeooo:rsid="007e6d4e" officeooo:paragraph-rsid="007e6d4e"/>
    </style:style>
    <style:style style:name="P92" style:family="paragraph" style:parent-style-name="Table_20_Contents">
      <style:text-properties style:font-name="Liberation Sans" officeooo:rsid="0080370e" officeooo:paragraph-rsid="0080370e"/>
    </style:style>
    <style:style style:name="P93" style:family="paragraph" style:parent-style-name="Table_20_Contents">
      <style:text-properties style:font-name="Liberation Sans" officeooo:rsid="0080f064" officeooo:paragraph-rsid="0080f064"/>
    </style:style>
    <style:style style:name="P94" style:family="paragraph" style:parent-style-name="Table_20_Contents">
      <style:text-properties style:font-name="Liberation Mono"/>
    </style:style>
    <style:style style:name="P95" style:family="paragraph" style:parent-style-name="Table_20_Contents">
      <style:text-properties style:font-name="Liberation Mono" fo:font-size="10pt" style:font-size-asian="10pt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style:font-name="Liberation Mono" fo:font-size="10pt" officeooo:rsid="004581b3" officeooo:paragraph-rsid="004581b3" style:font-size-asian="10pt" style:font-size-complex="10pt"/>
    </style:style>
    <style:style style:name="P97" style:family="paragraph" style:parent-style-name="Table_20_Contents">
      <style:text-properties style:font-name="Liberation Mono" fo:font-size="10pt" officeooo:rsid="00433d6b" officeooo:paragraph-rsid="00433d6b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style:font-name="Liberation Mono" fo:font-size="10pt" officeooo:rsid="0042b750" officeooo:paragraph-rsid="0042b750" style:font-size-asian="10pt" style:font-size-complex="10pt"/>
    </style:style>
    <style:style style:name="P99" style:family="paragraph" style:parent-style-name="Table_20_Contents">
      <style:paragraph-properties fo:text-align="center" style:justify-single-word="false"/>
      <style:text-properties style:font-name="Liberation Mono" fo:font-size="10pt" officeooo:rsid="0042b750" officeooo:paragraph-rsid="00433d6b" style:font-size-asian="10pt" style:font-size-complex="10pt"/>
    </style:style>
    <style:style style:name="P100" style:family="paragraph" style:parent-style-name="Table_20_Contents">
      <style:text-properties style:font-name="Liberation Mono" fo:font-size="10pt" officeooo:paragraph-rsid="00433d6b" style:font-size-asian="10pt" style:font-size-complex="10pt"/>
    </style:style>
    <style:style style:name="P101" style:family="paragraph" style:parent-style-name="Table_20_Contents">
      <style:text-properties style:font-name="Liberation Mono" fo:font-size="10pt" officeooo:rsid="00478a74" officeooo:paragraph-rsid="00478a74" style:font-size-asian="10pt" style:font-size-complex="10pt"/>
    </style:style>
    <style:style style:name="P102" style:family="paragraph" style:parent-style-name="Table_20_Contents">
      <style:text-properties style:font-name="Liberation Mono" fo:font-size="10pt" officeooo:rsid="0048c5a2" officeooo:paragraph-rsid="0048c5a2" style:font-size-asian="10pt" style:font-size-complex="10pt"/>
    </style:style>
    <style:style style:name="P103" style:family="paragraph" style:parent-style-name="Table_20_Contents">
      <style:text-properties style:font-name="Liberation Mono" fo:font-size="10pt" officeooo:rsid="00498b4c" officeooo:paragraph-rsid="00498b4c" style:font-size-asian="10pt" style:font-size-complex="10pt"/>
    </style:style>
    <style:style style:name="P104" style:family="paragraph" style:parent-style-name="Table_20_Contents">
      <style:text-properties style:font-name="Liberation Mono" fo:font-size="10pt" officeooo:rsid="0052f234" officeooo:paragraph-rsid="0052f234" style:font-size-asian="10pt" style:font-size-complex="10pt"/>
    </style:style>
    <style:style style:name="P105" style:family="paragraph" style:parent-style-name="Table_20_Contents">
      <style:paragraph-properties fo:text-align="center" style:justify-single-word="false"/>
      <style:text-properties style:font-name="Liberation Mono" fo:font-size="10pt" officeooo:rsid="00ab1eee" officeooo:paragraph-rsid="00ab1eee" style:font-size-asian="10pt" style:font-size-complex="10pt"/>
    </style:style>
    <style:style style:name="P106" style:family="paragraph" style:parent-style-name="Table_20_Contents">
      <style:paragraph-properties fo:text-align="center" style:justify-single-word="false"/>
      <style:text-properties style:font-name="Liberation Mono" fo:font-size="10pt" officeooo:rsid="00ab1eee" officeooo:paragraph-rsid="00ae6fe3" style:font-size-asian="10pt" style:font-size-complex="10pt"/>
    </style:style>
    <style:style style:name="P107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ab1eee" officeooo:paragraph-rsid="00ab1eee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ab1eee" officeooo:paragraph-rsid="00ae6fe3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b189fc" officeooo:paragraph-rsid="00b189fc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Liberation Mono" officeooo:rsid="0077dd70" officeooo:paragraph-rsid="0077dd70"/>
    </style:style>
    <style:style style:name="P111" style:family="paragraph" style:parent-style-name="Table_20_Contents">
      <style:paragraph-properties fo:text-align="center" style:justify-single-word="false"/>
      <style:text-properties style:font-name="Liberation Mono" officeooo:rsid="00785e1f" officeooo:paragraph-rsid="00785e1f"/>
    </style:style>
    <style:style style:name="P112" style:family="paragraph" style:parent-style-name="Table_20_Contents">
      <style:paragraph-properties fo:text-align="center" style:justify-single-word="false"/>
      <style:text-properties style:font-name="Liberation Mono" officeooo:rsid="00799911" officeooo:paragraph-rsid="00799911"/>
    </style:style>
    <style:style style:name="P113" style:family="paragraph" style:parent-style-name="Table_20_Contents">
      <style:paragraph-properties fo:text-align="center" style:justify-single-word="false"/>
      <style:text-properties style:font-name="Liberation Mono" officeooo:rsid="007adb4e" officeooo:paragraph-rsid="007adb4e"/>
    </style:style>
    <style:style style:name="P114" style:family="paragraph" style:parent-style-name="Table_20_Contents">
      <style:paragraph-properties fo:text-align="center" style:justify-single-word="false"/>
      <style:text-properties style:font-name="Liberation Mono" officeooo:rsid="007d050d" officeooo:paragraph-rsid="007d050d"/>
    </style:style>
    <style:style style:name="P115" style:family="paragraph" style:parent-style-name="Table_20_Contents">
      <style:paragraph-properties fo:text-align="center" style:justify-single-word="false"/>
      <style:text-properties style:font-name="Liberation Mono" officeooo:rsid="007e6d4e" officeooo:paragraph-rsid="007e6d4e"/>
    </style:style>
    <style:style style:name="P116" style:family="paragraph" style:parent-style-name="Table_20_Contents">
      <style:paragraph-properties fo:text-align="center" style:justify-single-word="false"/>
      <style:text-properties style:font-name="Liberation Mono" officeooo:rsid="0080370e" officeooo:paragraph-rsid="0080370e"/>
    </style:style>
    <style:style style:name="P117" style:family="paragraph" style:parent-style-name="Table_20_Contents">
      <style:paragraph-properties fo:text-align="center" style:justify-single-word="false"/>
      <style:text-properties style:font-name="Liberation Mono" officeooo:rsid="0080f064" officeooo:paragraph-rsid="0080f064"/>
    </style:style>
    <style:style style:name="P118" style:family="paragraph" style:parent-style-name="Table_20_Contents">
      <style:text-properties officeooo:paragraph-rsid="00433d6b"/>
    </style:style>
    <style:style style:name="P119" style:family="paragraph" style:parent-style-name="Table_20_Contents">
      <style:paragraph-properties fo:text-align="center" style:justify-single-word="false"/>
      <style:text-properties officeooo:paragraph-rsid="00785e1f"/>
    </style:style>
    <style:style style:name="P120" style:family="paragraph" style:parent-style-name="Table_20_Contents">
      <style:paragraph-properties fo:text-align="center" style:justify-single-word="false"/>
      <style:text-properties officeooo:paragraph-rsid="007b7d97"/>
    </style:style>
    <style:style style:name="P121" style:family="paragraph" style:parent-style-name="Table_20_Contents">
      <style:text-properties officeooo:paragraph-rsid="007adb4e"/>
    </style:style>
    <style:style style:name="P122" style:family="paragraph" style:parent-style-name="Table_20_Heading">
      <style:text-properties officeooo:rsid="002e4d62" officeooo:paragraph-rsid="002e4d62"/>
    </style:style>
    <style:style style:name="P123" style:family="paragraph" style:parent-style-name="Table_20_Heading">
      <style:text-properties officeooo:rsid="0076598e" officeooo:paragraph-rsid="0076598e"/>
    </style:style>
    <style:style style:name="P124" style:family="paragraph" style:parent-style-name="Table_20_Heading">
      <style:text-properties fo:font-size="10pt" fo:font-weight="bold" officeooo:rsid="00ab1eee" officeooo:paragraph-rsid="00ab1eee" style:font-size-asian="10pt" style:font-weight-asian="bold" style:font-size-complex="10pt" style:font-weight-complex="bold"/>
    </style:style>
    <style:style style:name="P125" style:family="paragraph" style:parent-style-name="Table_20_Heading">
      <style:text-properties fo:font-size="10pt" fo:font-weight="bold" officeooo:rsid="00ac833d" officeooo:paragraph-rsid="00ac833d" style:font-size-asian="10pt" style:font-weight-asian="bold" style:font-size-complex="10pt" style:font-weight-complex="bold"/>
    </style:style>
    <style:style style:name="P126" style:family="paragraph" style:parent-style-name="Table_20_Heading">
      <style:text-properties fo:font-size="10pt" officeooo:rsid="00ab1eee" officeooo:paragraph-rsid="00ab1eee" style:font-size-asian="10pt" style:font-size-complex="10pt"/>
    </style:style>
    <style:style style:name="P127" style:family="paragraph" style:parent-style-name="Standard">
      <style:text-properties style:font-name="Liberation Sans" officeooo:rsid="00413e19" officeooo:paragraph-rsid="00433d6b"/>
    </style:style>
    <style:style style:name="P128" style:family="paragraph" style:parent-style-name="Text_20_body">
      <style:paragraph-properties fo:margin-left="0.4925in" fo:margin-right="0in" fo:text-indent="0in" style:auto-text-indent="false"/>
      <style:text-properties style:font-name="Liberation Mono" officeooo:rsid="0088cf55" officeooo:paragraph-rsid="0088cf55"/>
    </style:style>
    <style:style style:name="P129" style:family="paragraph" style:parent-style-name="Text_20_body">
      <style:paragraph-properties fo:margin-left="0.4925in" fo:margin-right="0in" fo:text-indent="0in" style:auto-text-indent="false"/>
      <style:text-properties style:font-name="Liberation Mono" officeooo:rsid="008ebbb4" officeooo:paragraph-rsid="008ebbb4"/>
    </style:style>
    <style:style style:name="P130" style:family="paragraph" style:parent-style-name="Text_20_body">
      <style:paragraph-properties fo:margin-left="0.4925in" fo:margin-right="0in" fo:text-indent="0in" style:auto-text-indent="false"/>
      <style:text-properties style:font-name="Liberation Mono" officeooo:rsid="0093f8d7" officeooo:paragraph-rsid="0093f8d7"/>
    </style:style>
    <style:style style:name="P131" style:family="paragraph" style:parent-style-name="Text_20_body">
      <style:paragraph-properties fo:margin-left="0.4925in" fo:margin-right="0in" fo:text-indent="0in" style:auto-text-indent="false"/>
      <style:text-properties officeooo:paragraph-rsid="008abb88"/>
    </style:style>
    <style:style style:name="P132" style:family="paragraph" style:parent-style-name="Text_20_body">
      <style:paragraph-properties fo:margin-left="0.4925in" fo:margin-right="0in" fo:text-indent="0in" style:auto-text-indent="false"/>
      <style:text-properties officeooo:rsid="008c73f6" officeooo:paragraph-rsid="008c73f6"/>
    </style:style>
    <style:style style:name="P133" style:family="paragraph" style:parent-style-name="Text_20_body">
      <style:paragraph-properties fo:margin-left="0.4925in" fo:margin-right="0in" fo:text-indent="0in" style:auto-text-indent="false"/>
      <style:text-properties officeooo:paragraph-rsid="0090a513"/>
    </style:style>
    <style:style style:name="P134" style:family="paragraph" style:parent-style-name="Text_20_body">
      <style:paragraph-properties fo:margin-left="0in" fo:margin-right="0in" fo:text-indent="0in" style:auto-text-indent="false"/>
      <style:text-properties style:font-name="Liberation Sans" officeooo:rsid="0091284d" officeooo:paragraph-rsid="009243d2"/>
    </style:style>
    <style:style style:name="P135" style:family="paragraph" style:parent-style-name="Text_20_body">
      <style:paragraph-properties fo:margin-left="0in" fo:margin-right="0in" fo:text-indent="0in" style:auto-text-indent="false"/>
      <style:text-properties style:font-name="Liberation Sans" officeooo:rsid="0093f8d7" officeooo:paragraph-rsid="0093f8d7"/>
    </style:style>
    <style:style style:name="P136" style:family="paragraph" style:parent-style-name="Text_20_body">
      <style:paragraph-properties fo:margin-left="0in" fo:margin-right="0in" fo:text-indent="0in" style:auto-text-indent="false"/>
      <style:text-properties style:font-name="Liberation Sans" officeooo:rsid="0090a513" officeooo:paragraph-rsid="0090a513"/>
    </style:style>
    <style:style style:name="P137" style:family="paragraph" style:parent-style-name="Text_20_body">
      <style:paragraph-properties fo:margin-left="0in" fo:margin-right="0in" fo:text-indent="0in" style:auto-text-indent="false"/>
      <style:text-properties style:font-name="Liberation Sans" officeooo:rsid="008ebbb4" officeooo:paragraph-rsid="008ebbb4"/>
    </style:style>
    <style:style style:name="P138" style:family="paragraph" style:parent-style-name="Text_20_body">
      <style:paragraph-properties fo:margin-left="0in" fo:margin-right="0in" fo:text-indent="0in" style:auto-text-indent="false"/>
      <style:text-properties officeooo:paragraph-rsid="008abb88"/>
    </style:style>
    <style:style style:name="P139" style:family="paragraph" style:parent-style-name="Text_20_body">
      <style:paragraph-properties fo:margin-left="0in" fo:margin-right="0in" fo:text-indent="0in" style:auto-text-indent="false"/>
      <style:text-properties officeooo:rsid="008d004e" officeooo:paragraph-rsid="008d004e"/>
    </style:style>
    <style:style style:name="P140" style:family="paragraph" style:parent-style-name="Text_20_body">
      <style:paragraph-properties fo:margin-left="0in" fo:margin-right="0in" fo:text-indent="0in" style:auto-text-indent="false"/>
      <style:text-properties officeooo:rsid="008d004e" officeooo:paragraph-rsid="00954999"/>
    </style:style>
    <style:style style:name="P141" style:family="paragraph" style:parent-style-name="Text_20_body">
      <style:paragraph-properties fo:margin-left="0in" fo:margin-right="0in" fo:text-indent="0in" style:auto-text-indent="false"/>
      <style:text-properties officeooo:rsid="00a42b89" officeooo:paragraph-rsid="00a42b89"/>
    </style:style>
    <style:style style:name="P142" style:family="paragraph" style:parent-style-name="Text_20_body">
      <style:paragraph-properties fo:margin-left="0in" fo:margin-right="0in" fo:text-indent="0in" style:auto-text-indent="false"/>
      <style:text-properties officeooo:paragraph-rsid="00a42b89"/>
    </style:style>
    <style:style style:name="P143" style:family="paragraph" style:parent-style-name="Text_20_body">
      <style:paragraph-properties fo:margin-left="0in" fo:margin-right="0in" fo:text-indent="0in" style:auto-text-indent="false"/>
      <style:text-properties officeooo:paragraph-rsid="00a59bb8"/>
    </style:style>
    <style:style style:name="P144" style:family="paragraph" style:parent-style-name="Standard">
      <style:text-properties officeooo:paragraph-rsid="00be4cd4"/>
    </style:style>
    <style:style style:name="P14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4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48" style:family="paragraph" style:parent-style-name="Heading_20_1">
      <style:paragraph-properties fo:break-before="page"/>
    </style:style>
    <style:style style:name="P149" style:family="paragraph" style:parent-style-name="Heading_20_2">
      <style:text-properties officeooo:paragraph-rsid="003ea3b2"/>
    </style:style>
    <style:style style:name="P150" style:family="paragraph" style:parent-style-name="Heading_20_2">
      <style:text-properties officeooo:rsid="00b30f9b" officeooo:paragraph-rsid="00b30f9b"/>
    </style:style>
    <style:style style:name="P151" style:family="paragraph" style:parent-style-name="Heading_20_2">
      <style:paragraph-properties fo:break-before="page"/>
    </style:style>
    <style:style style:name="P152" style:family="paragraph" style:parent-style-name="Heading_20_3">
      <style:text-properties officeooo:paragraph-rsid="008abb88"/>
    </style:style>
    <style:style style:name="P153" style:family="paragraph" style:parent-style-name="Table_20_Contents" style:list-style-name="L3">
      <style:text-properties officeooo:paragraph-rsid="007adb4e"/>
    </style:style>
    <style:style style:name="P154" style:family="paragraph" style:parent-style-name="Table_20_Contents" style:list-style-name="L3">
      <style:text-properties style:font-name="Liberation Sans" officeooo:rsid="007adb4e" officeooo:paragraph-rsid="007adb4e"/>
    </style:style>
    <style:style style:name="P155" style:family="paragraph" style:parent-style-name="Table_20_Contents" style:list-style-name="L4">
      <style:text-properties style:font-name="Liberation Sans" officeooo:rsid="0080f064" officeooo:paragraph-rsid="0080f064"/>
    </style:style>
    <style:style style:name="P156" style:family="paragraph" style:parent-style-name="Table_20_Contents">
      <style:text-properties style:font-name="Liberation Sans" officeooo:rsid="0077dd70" officeooo:paragraph-rsid="00bf3da9"/>
    </style:style>
    <style:style style:name="P157" style:family="paragraph" style:parent-style-name="Table_20_Contents">
      <style:text-properties style:font-name="Liberation Sans" officeooo:rsid="00be4cd4" officeooo:paragraph-rsid="00be4cd4"/>
    </style:style>
    <style:style style:name="P158" style:family="paragraph" style:parent-style-name="Table_20_Contents">
      <style:text-properties style:font-name="Liberation Sans" officeooo:rsid="00befaa5" officeooo:paragraph-rsid="00befaa5"/>
    </style:style>
    <style:style style:name="P159" style:family="paragraph" style:parent-style-name="Table_20_Contents">
      <style:paragraph-properties fo:text-align="center" style:justify-single-word="false"/>
      <style:text-properties style:font-name="Liberation Mono" officeooo:rsid="0077dd70" officeooo:paragraph-rsid="00be4cd4"/>
    </style:style>
    <style:style style:name="P160" style:family="paragraph" style:parent-style-name="Table_20_Contents">
      <style:paragraph-properties fo:text-align="center" style:justify-single-word="false"/>
      <style:text-properties officeooo:paragraph-rsid="00be4cd4"/>
    </style:style>
    <style:style style:name="P161" style:family="paragraph" style:parent-style-name="Table_20_Contents">
      <style:text-properties style:font-name="Liberation Sans" officeooo:rsid="00be4cd4" officeooo:paragraph-rsid="00be4cd4"/>
    </style:style>
    <style:style style:name="P162" style:family="paragraph" style:parent-style-name="Table_20_Contents">
      <style:text-properties style:font-name="Liberation Sans" officeooo:rsid="00befaa5" officeooo:paragraph-rsid="00befaa5"/>
    </style:style>
    <style:style style:name="P163" style:family="paragraph" style:parent-style-name="Table_20_Contents">
      <style:text-properties officeooo:paragraph-rsid="00befaa5"/>
    </style:style>
    <style:style style:name="P164" style:family="paragraph" style:parent-style-name="Table_20_Heading">
      <style:text-properties officeooo:rsid="0076598e" officeooo:paragraph-rsid="00be4cd4"/>
    </style:style>
    <style:style style:name="P165" style:family="paragraph" style:parent-style-name="Text_20_body" style:list-style-name="L1">
      <style:text-properties officeooo:rsid="00736b4d" officeooo:paragraph-rsid="00736b4d"/>
    </style:style>
    <style:style style:name="P166" style:family="paragraph" style:parent-style-name="Text_20_body" style:list-style-name="L1">
      <style:text-properties style:font-name="Liberation Sans" officeooo:rsid="00736b4d" officeooo:paragraph-rsid="00736b4d"/>
    </style:style>
    <style:style style:name="P167" style:family="paragraph" style:parent-style-name="Text_20_body" style:list-style-name="L2">
      <style:text-properties style:font-name="Liberation Sans" officeooo:rsid="00736e2a" officeooo:paragraph-rsid="00736e2a"/>
    </style:style>
    <style:style style:name="P168" style:family="paragraph" style:parent-style-name="Text_20_body" style:list-style-name="L5">
      <style:text-properties style:font-name="Liberation Sans" officeooo:rsid="00a28c44" officeooo:paragraph-rsid="00a28c44"/>
    </style:style>
    <style:style style:name="P169" style:family="paragraph" style:parent-style-name="Text_20_body" style:list-style-name="L6">
      <style:text-properties style:font-name="Liberation Sans" officeooo:rsid="00a34bfb" officeooo:paragraph-rsid="00a34bfb"/>
    </style:style>
    <style:style style:name="P170" style:family="paragraph" style:parent-style-name="Text_20_body" style:list-style-name="L7">
      <style:text-properties style:font-name="Liberation Sans" officeooo:rsid="003f5395" officeooo:paragraph-rsid="003f5395"/>
    </style:style>
    <style:style style:name="P171" style:family="paragraph" style:parent-style-name="Text_20_body" style:list-style-name="L9">
      <style:text-properties style:font-name="Liberation Sans" officeooo:rsid="005d61a2" officeooo:paragraph-rsid="005d61a2"/>
    </style:style>
    <style:style style:name="P172" style:family="paragraph" style:parent-style-name="Text_20_body" style:list-style-name="L9">
      <style:text-properties style:font-name="Liberation Sans" officeooo:rsid="005d61a2" officeooo:paragraph-rsid="0069f8ad"/>
    </style:style>
    <style:style style:name="P173" style:family="paragraph" style:parent-style-name="Text_20_body" style:list-style-name="L9">
      <style:text-properties style:font-name="Liberation Sans" officeooo:rsid="0069f8ad" officeooo:paragraph-rsid="0069f8ad"/>
    </style:style>
    <style:style style:name="P174" style:family="paragraph" style:parent-style-name="Text_20_body" style:list-style-name="L9">
      <style:text-properties style:font-name="Liberation Sans" officeooo:rsid="006d2621" officeooo:paragraph-rsid="006d2621"/>
    </style:style>
    <style:style style:name="P175" style:family="paragraph" style:parent-style-name="Text_20_body" style:list-style-name="L10">
      <style:text-properties style:font-name="Liberation Sans" officeooo:rsid="00646fd3" officeooo:paragraph-rsid="00646fd3"/>
    </style:style>
    <style:style style:name="P176" style:family="paragraph" style:parent-style-name="Text_20_body" style:list-style-name="L10">
      <style:text-properties style:font-name="Liberation Sans" officeooo:rsid="00646fd3" officeooo:paragraph-rsid="0072cc36"/>
    </style:style>
    <style:style style:name="P177" style:family="paragraph" style:parent-style-name="Text_20_body" style:list-style-name="L11">
      <style:text-properties style:font-name="Liberation Sans" officeooo:rsid="009a649c" officeooo:paragraph-rsid="009a649c"/>
    </style:style>
    <style:style style:name="P178" style:family="paragraph" style:parent-style-name="Text_20_body">
      <style:text-properties style:font-name="Liberation Sans" fo:font-size="18.2000007629395pt" fo:font-weight="bold" officeooo:rsid="00b30f9b" officeooo:paragraph-rsid="00b30f9b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P179" style:family="paragraph" style:parent-style-name="Text_20_body">
      <style:text-properties style:font-name="Liberation Sans" officeooo:rsid="00be4cd4" officeooo:paragraph-rsid="00be4cd4"/>
    </style:style>
    <style:style style:name="P180" style:family="paragraph" style:parent-style-name="Text_20_body" style:list-style-name="L2">
      <style:text-properties officeooo:rsid="00736e2a" officeooo:paragraph-rsid="00736e2a"/>
    </style:style>
    <style:style style:name="P181" style:family="paragraph" style:parent-style-name="Text_20_body" style:list-style-name="L7">
      <style:text-properties officeooo:paragraph-rsid="003f5395"/>
    </style:style>
    <style:style style:name="P182" style:family="paragraph" style:parent-style-name="Text_20_body" style:list-style-name="L8">
      <style:text-properties officeooo:paragraph-rsid="0095de0e"/>
    </style:style>
    <style:style style:name="P183" style:family="paragraph" style:parent-style-name="Text_20_body" style:list-style-name="L8">
      <style:text-properties officeooo:rsid="0095de0e" officeooo:paragraph-rsid="0095de0e"/>
    </style:style>
    <style:style style:name="P184" style:family="paragraph" style:parent-style-name="Text_20_body">
      <style:text-properties officeooo:paragraph-rsid="00a94a7b"/>
    </style:style>
    <style:style style:name="P185" style:family="paragraph" style:parent-style-name="Text_20_body">
      <style:text-properties officeooo:paragraph-rsid="00736e2a"/>
    </style:style>
    <style:style style:name="P186" style:family="paragraph" style:parent-style-name="Text_20_body">
      <style:text-properties officeooo:paragraph-rsid="0085f8d1"/>
    </style:style>
    <style:style style:name="P187" style:family="paragraph" style:parent-style-name="Text_20_body">
      <style:text-properties officeooo:paragraph-rsid="00be4cd4"/>
    </style:style>
    <style:style style:name="P188" style:family="paragraph" style:parent-style-name="Text_20_body">
      <style:text-properties officeooo:paragraph-rsid="00bf3da9"/>
    </style:style>
    <style:style style:name="P189" style:family="paragraph" style:parent-style-name="Text_20_body" style:list-style-name="L13">
      <style:text-properties officeooo:rsid="00c105a3" officeooo:paragraph-rsid="00c105a3"/>
    </style:style>
    <style:style style:name="T1" style:family="text">
      <style:text-properties officeooo:rsid="008c9a1d"/>
    </style:style>
    <style:style style:name="T2" style:family="text">
      <style:text-properties officeooo:rsid="001fdb13"/>
    </style:style>
    <style:style style:name="T3" style:family="text">
      <style:text-properties style:font-name="Liberation Sans"/>
    </style:style>
    <style:style style:name="T4" style:family="text">
      <style:text-properties style:font-name="Liberation Sans" officeooo:rsid="00094ed1"/>
    </style:style>
    <style:style style:name="T5" style:family="text">
      <style:text-properties style:font-name="Liberation Sans" officeooo:rsid="000a6a50"/>
    </style:style>
    <style:style style:name="T6" style:family="text">
      <style:text-properties style:font-name="Liberation Sans" officeooo:rsid="000a93c3"/>
    </style:style>
    <style:style style:name="T7" style:family="text">
      <style:text-properties style:font-name="Liberation Sans" officeooo:rsid="000cef17"/>
    </style:style>
    <style:style style:name="T8" style:family="text">
      <style:text-properties style:font-name="Liberation Sans" officeooo:rsid="000e3c2a"/>
    </style:style>
    <style:style style:name="T9" style:family="text">
      <style:text-properties style:font-name="Liberation Sans" officeooo:rsid="0010291f"/>
    </style:style>
    <style:style style:name="T10" style:family="text">
      <style:text-properties style:font-name="Liberation Sans" officeooo:rsid="00128f55"/>
    </style:style>
    <style:style style:name="T11" style:family="text">
      <style:text-properties style:font-name="Liberation Sans" officeooo:rsid="001386df"/>
    </style:style>
    <style:style style:name="T12" style:family="text">
      <style:text-properties style:font-name="Liberation Sans" officeooo:rsid="0013aa89"/>
    </style:style>
    <style:style style:name="T13" style:family="text">
      <style:text-properties style:font-name="Liberation Sans" officeooo:rsid="00195824"/>
    </style:style>
    <style:style style:name="T14" style:family="text">
      <style:text-properties style:font-name="Liberation Sans" officeooo:rsid="001d10cc"/>
    </style:style>
    <style:style style:name="T15" style:family="text">
      <style:text-properties style:font-name="Liberation Sans" fo:font-weight="bold" style:font-weight-asian="bold" style:font-weight-complex="bold"/>
    </style:style>
    <style:style style:name="T16" style:family="text">
      <style:text-properties style:font-name="Liberation Sans" fo:font-weight="bold" officeooo:rsid="00094ed1" style:font-weight-asian="bold" style:font-weight-complex="bold"/>
    </style:style>
    <style:style style:name="T17" style:family="text">
      <style:text-properties style:font-name="Liberation Sans" fo:font-weight="bold" officeooo:rsid="00610b77" style:font-weight-asian="bold" style:font-weight-complex="bold"/>
    </style:style>
    <style:style style:name="T18" style:family="text">
      <style:text-properties style:font-name="Liberation Sans" fo:font-weight="bold" officeooo:rsid="006041cc" style:font-weight-asian="bold" style:font-weight-complex="bold"/>
    </style:style>
    <style:style style:name="T19" style:family="text">
      <style:text-properties style:font-name="Liberation Sans" fo:font-weight="bold" officeooo:rsid="00aa4e29" style:font-name-asian="Noto Sans CJK SC" style:font-weight-asian="bold" style:font-name-complex="Noto Sans Devanagari" style:font-weight-complex="bold"/>
    </style:style>
    <style:style style:name="T20" style:family="text">
      <style:text-properties style:font-name="Liberation Sans" officeooo:rsid="002af314"/>
    </style:style>
    <style:style style:name="T21" style:family="text">
      <style:text-properties style:font-name="Liberation Sans" officeooo:rsid="002e4d62"/>
    </style:style>
    <style:style style:name="T22" style:family="text">
      <style:text-properties style:font-name="Liberation Sans" officeooo:rsid="002c70ae"/>
    </style:style>
    <style:style style:name="T23" style:family="text">
      <style:text-properties style:font-name="Liberation Sans" officeooo:rsid="00379ae7"/>
    </style:style>
    <style:style style:name="T24" style:family="text">
      <style:text-properties style:font-name="Liberation Sans" officeooo:rsid="0038cf4d"/>
    </style:style>
    <style:style style:name="T25" style:family="text">
      <style:text-properties style:font-name="Liberation Sans" officeooo:rsid="003f5395"/>
    </style:style>
    <style:style style:name="T26" style:family="text">
      <style:text-properties style:font-name="Liberation Sans" officeooo:rsid="00413e19"/>
    </style:style>
    <style:style style:name="T27" style:family="text">
      <style:text-properties style:font-name="Liberation Sans" officeooo:rsid="00424426"/>
    </style:style>
    <style:style style:name="T28" style:family="text">
      <style:text-properties style:font-name="Liberation Sans" officeooo:rsid="00433d6b"/>
    </style:style>
    <style:style style:name="T29" style:family="text">
      <style:text-properties style:font-name="Liberation Sans" officeooo:rsid="003ea3b2"/>
    </style:style>
    <style:style style:name="T30" style:family="text">
      <style:text-properties style:font-name="Liberation Sans" fo:font-size="16.1000003814697pt" fo:font-weight="bold" officeooo:rsid="003ea3b2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T31" style:family="text">
      <style:text-properties style:font-name="Liberation Sans" officeooo:rsid="00478a74"/>
    </style:style>
    <style:style style:name="T32" style:family="text">
      <style:text-properties style:font-name="Liberation Sans" officeooo:rsid="004997c2"/>
    </style:style>
    <style:style style:name="T33" style:family="text">
      <style:text-properties style:font-name="Liberation Sans" officeooo:rsid="00502a42"/>
    </style:style>
    <style:style style:name="T34" style:family="text">
      <style:text-properties style:font-name="Liberation Sans" officeooo:rsid="004e4b98"/>
    </style:style>
    <style:style style:name="T35" style:family="text">
      <style:text-properties style:font-name="Liberation Sans" officeooo:rsid="0053977f"/>
    </style:style>
    <style:style style:name="T36" style:family="text">
      <style:text-properties style:font-name="Liberation Sans" officeooo:rsid="004581b3"/>
    </style:style>
    <style:style style:name="T37" style:family="text">
      <style:text-properties style:font-name="Liberation Sans" officeooo:rsid="0052f234"/>
    </style:style>
    <style:style style:name="T38" style:family="text">
      <style:text-properties style:font-name="Liberation Sans" officeooo:rsid="00580f45"/>
    </style:style>
    <style:style style:name="T39" style:family="text">
      <style:text-properties style:font-name="Liberation Sans" officeooo:rsid="0058217b"/>
    </style:style>
    <style:style style:name="T40" style:family="text">
      <style:text-properties style:font-name="Liberation Sans" officeooo:rsid="00583f2c"/>
    </style:style>
    <style:style style:name="T41" style:family="text">
      <style:text-properties style:font-name="Liberation Sans" officeooo:rsid="005842fe"/>
    </style:style>
    <style:style style:name="T42" style:family="text">
      <style:text-properties style:font-name="Liberation Sans" fo:font-style="italic" style:font-style-asian="italic" style:font-style-complex="italic"/>
    </style:style>
    <style:style style:name="T43" style:family="text">
      <style:text-properties style:font-name="Liberation Sans" fo:font-style="italic" officeooo:rsid="00583f2c" style:font-style-asian="italic" style:font-style-complex="italic"/>
    </style:style>
    <style:style style:name="T44" style:family="text">
      <style:text-properties style:font-name="Liberation Sans" fo:font-style="italic" officeooo:rsid="0062a9e5" style:font-style-asian="italic" style:font-style-complex="italic"/>
    </style:style>
    <style:style style:name="T45" style:family="text">
      <style:text-properties style:font-name="Liberation Sans" fo:font-style="italic" officeooo:rsid="006b3f6f" style:font-style-asian="italic" style:font-style-complex="italic"/>
    </style:style>
    <style:style style:name="T46" style:family="text">
      <style:text-properties style:font-name="Liberation Sans" officeooo:rsid="0058610e"/>
    </style:style>
    <style:style style:name="T47" style:family="text">
      <style:text-properties style:font-name="Liberation Sans" officeooo:rsid="005a2d81"/>
    </style:style>
    <style:style style:name="T48" style:family="text">
      <style:text-properties style:font-name="Liberation Sans" officeooo:rsid="00610b77"/>
    </style:style>
    <style:style style:name="T49" style:family="text">
      <style:text-properties style:font-name="Liberation Sans" officeooo:rsid="006041cc"/>
    </style:style>
    <style:style style:name="T50" style:family="text">
      <style:text-properties style:font-name="Liberation Sans" officeooo:rsid="00629dff"/>
    </style:style>
    <style:style style:name="T51" style:family="text">
      <style:text-properties style:font-name="Liberation Sans" officeooo:rsid="0062a9e5"/>
    </style:style>
    <style:style style:name="T52" style:family="text">
      <style:text-properties style:font-name="Liberation Sans" officeooo:rsid="00646fd3"/>
    </style:style>
    <style:style style:name="T53" style:family="text">
      <style:text-properties style:font-name="Liberation Sans" officeooo:rsid="00691b44"/>
    </style:style>
    <style:style style:name="T54" style:family="text">
      <style:text-properties style:font-name="Liberation Sans" officeooo:rsid="006b3f6f"/>
    </style:style>
    <style:style style:name="T55" style:family="text">
      <style:text-properties style:font-name="Liberation Sans" officeooo:rsid="006f80a3"/>
    </style:style>
    <style:style style:name="T56" style:family="text">
      <style:text-properties style:font-name="Liberation Sans" officeooo:rsid="0071617e"/>
    </style:style>
    <style:style style:name="T57" style:family="text">
      <style:text-properties style:font-name="Liberation Sans" officeooo:rsid="00818770"/>
    </style:style>
    <style:style style:name="T58" style:family="text">
      <style:text-properties style:font-name="Liberation Sans" officeooo:rsid="00736b4d"/>
    </style:style>
    <style:style style:name="T59" style:family="text">
      <style:text-properties style:font-name="Liberation Sans" officeooo:rsid="00736e2a"/>
    </style:style>
    <style:style style:name="T60" style:family="text">
      <style:text-properties style:font-name="Liberation Sans" officeooo:rsid="0074ff61"/>
    </style:style>
    <style:style style:name="T61" style:family="text">
      <style:text-properties style:font-name="Liberation Sans" officeooo:rsid="00755499"/>
    </style:style>
    <style:style style:name="T62" style:family="text">
      <style:text-properties style:font-name="Liberation Sans" officeooo:rsid="007adb4e"/>
    </style:style>
    <style:style style:name="T63" style:family="text">
      <style:text-properties style:font-name="Liberation Sans" officeooo:rsid="0082b724"/>
    </style:style>
    <style:style style:name="T64" style:family="text">
      <style:text-properties style:font-name="Liberation Sans" officeooo:rsid="0083f980"/>
    </style:style>
    <style:style style:name="T65" style:family="text">
      <style:text-properties style:font-name="Liberation Sans" fo:font-size="14.1000003814697pt" fo:font-weight="bold" officeooo:rsid="0085f8d1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66" style:family="text">
      <style:text-properties style:font-name="Liberation Sans" fo:font-size="14.1000003814697pt" fo:font-weight="bold" officeooo:rsid="008abb88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67" style:family="text">
      <style:text-properties style:font-name="Liberation Sans" fo:font-size="14.1000003814697pt" fo:font-weight="bold" officeooo:rsid="008c73f6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68" style:family="text">
      <style:text-properties style:font-name="Liberation Sans" officeooo:rsid="00872af4"/>
    </style:style>
    <style:style style:name="T69" style:family="text">
      <style:text-properties style:font-name="Liberation Sans" officeooo:rsid="0085f8d1"/>
    </style:style>
    <style:style style:name="T70" style:family="text">
      <style:text-properties style:font-name="Liberation Sans" officeooo:rsid="008c73f6"/>
    </style:style>
    <style:style style:name="T71" style:family="text">
      <style:text-properties style:font-name="Liberation Sans" officeooo:rsid="008d004e"/>
    </style:style>
    <style:style style:name="T72" style:family="text">
      <style:text-properties style:font-name="Liberation Sans" officeooo:rsid="0095de0e"/>
    </style:style>
    <style:style style:name="T73" style:family="text">
      <style:text-properties style:font-name="Liberation Sans" officeooo:rsid="00967156"/>
    </style:style>
    <style:style style:name="T74" style:family="text">
      <style:text-properties style:font-name="Liberation Sans" officeooo:rsid="0088cf55"/>
    </style:style>
    <style:style style:name="T75" style:family="text">
      <style:text-properties style:font-name="Liberation Sans" officeooo:rsid="008abb88"/>
    </style:style>
    <style:style style:name="T76" style:family="text">
      <style:text-properties style:font-name="Liberation Sans" officeooo:rsid="00954999"/>
    </style:style>
    <style:style style:name="T77" style:family="text">
      <style:text-properties style:font-name="Liberation Sans" officeooo:rsid="00a1a884"/>
    </style:style>
    <style:style style:name="T78" style:family="text">
      <style:text-properties style:font-name="Liberation Sans" officeooo:rsid="009fe121"/>
    </style:style>
    <style:style style:name="T79" style:family="text">
      <style:text-properties style:font-name="Liberation Sans" officeooo:rsid="00a42b89"/>
    </style:style>
    <style:style style:name="T80" style:family="text">
      <style:text-properties style:font-name="Liberation Sans" officeooo:rsid="00a28c44"/>
    </style:style>
    <style:style style:name="T81" style:family="text">
      <style:text-properties style:font-name="Liberation Sans" officeooo:rsid="00a75b44"/>
    </style:style>
    <style:style style:name="T82" style:family="text">
      <style:text-properties style:font-name="Liberation Sans" officeooo:rsid="00a59bb8"/>
    </style:style>
    <style:style style:name="T83" style:family="text">
      <style:text-properties style:font-name="Liberation Sans" officeooo:rsid="00a76df0"/>
    </style:style>
    <style:style style:name="T84" style:family="text">
      <style:text-properties style:font-name="Liberation Sans" officeooo:rsid="00a94a7b"/>
    </style:style>
    <style:style style:name="T85" style:family="text">
      <style:text-properties style:font-name="Liberation Sans" fo:font-size="18.2000007629395pt" fo:font-weight="bold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86" style:family="text">
      <style:text-properties style:font-name="Liberation Sans" fo:font-size="18.2000007629395pt" fo:font-weight="bold" officeooo:rsid="00aa4e29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87" style:family="text">
      <style:text-properties style:font-name="Liberation Sans" fo:font-size="18.2000007629395pt" fo:font-weight="bold" officeooo:rsid="00b6323d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88" style:family="text">
      <style:text-properties style:font-name="Liberation Sans" officeooo:rsid="00b30f9b" style:font-name-asian="Noto Sans CJK SC" style:font-name-complex="Noto Sans Devanagari"/>
    </style:style>
    <style:style style:name="T89" style:family="text">
      <style:text-properties style:font-name="Liberation Sans" officeooo:rsid="00b435c4" style:font-name-asian="Noto Sans CJK SC" style:font-name-complex="Noto Sans Devanagari"/>
    </style:style>
    <style:style style:name="T90" style:family="text">
      <style:text-properties style:font-name="Liberation Sans" officeooo:rsid="00aa4e29" style:font-name-asian="Noto Sans CJK SC" style:font-name-complex="Noto Sans Devanagari"/>
    </style:style>
    <style:style style:name="T91" style:family="text">
      <style:text-properties style:font-name="Liberation Sans" officeooo:rsid="00b6323d" style:font-name-asian="Noto Sans CJK SC" style:font-name-complex="Noto Sans Devanagari"/>
    </style:style>
    <style:style style:name="T92" style:family="text">
      <style:text-properties style:font-name="Liberation Sans" fo:font-size="12pt" fo:font-weight="normal" officeooo:rsid="00aa4e29" style:font-name-asian="Noto Sans CJK SC" style:font-size-asian="10.5pt" style:font-weight-asian="normal" style:font-name-complex="Noto Sans Devanagari" style:font-size-complex="12pt" style:font-weight-complex="normal"/>
    </style:style>
    <style:style style:name="T93" style:family="text">
      <style:text-properties style:font-name="Liberation Sans" fo:font-size="12pt" fo:font-weight="normal" officeooo:rsid="00b435c4" style:font-name-asian="Noto Sans CJK SC" style:font-size-asian="10.5pt" style:font-weight-asian="normal" style:font-name-complex="Noto Sans Devanagari" style:font-size-complex="12pt" style:font-weight-complex="normal"/>
    </style:style>
    <style:style style:name="T94" style:family="text">
      <style:text-properties style:font-name="Liberation Sans" fo:font-size="12pt" fo:font-weight="normal" officeooo:rsid="00affd75" style:font-name-asian="Noto Sans CJK SC" style:font-size-asian="10.5pt" style:font-weight-asian="normal" style:font-name-complex="Noto Sans Devanagari" style:font-size-complex="12pt" style:font-weight-complex="normal"/>
    </style:style>
    <style:style style:name="T95" style:family="text">
      <style:text-properties style:font-name="Liberation Sans" officeooo:rsid="00b8cffe"/>
    </style:style>
    <style:style style:name="T96" style:family="text">
      <style:text-properties style:font-name="Liberation Sans" officeooo:rsid="006c1ac9"/>
    </style:style>
    <style:style style:name="T97" style:family="text">
      <style:text-properties style:font-name="Liberation Sans" officeooo:rsid="00ba5217"/>
    </style:style>
    <style:style style:name="T98" style:family="text">
      <style:text-properties style:font-name="Liberation Sans" officeooo:rsid="00a34bfb"/>
    </style:style>
    <style:style style:name="T99" style:family="text">
      <style:text-properties style:font-name="Liberation Sans" officeooo:rsid="00bc0880"/>
    </style:style>
    <style:style style:name="T100" style:family="text">
      <style:text-properties style:font-name="Liberation Sans" officeooo:rsid="00be3253"/>
    </style:style>
    <style:style style:name="T101" style:family="text">
      <style:text-properties style:font-name="Liberation Sans" officeooo:rsid="00be4cd4"/>
    </style:style>
    <style:style style:name="T102" style:family="text">
      <style:text-properties style:font-name="Liberation Sans" officeooo:rsid="00befaa5"/>
    </style:style>
    <style:style style:name="T103" style:family="text">
      <style:text-properties style:font-name="Liberation Sans" officeooo:rsid="00c105a3"/>
    </style:style>
    <style:style style:name="T104" style:family="text">
      <style:text-properties style:font-name="Liberation Sans" officeooo:rsid="00c19f5e"/>
    </style:style>
    <style:style style:name="T105" style:family="text">
      <style:text-properties style:font-name="Liberation Sans" officeooo:rsid="00c241fd"/>
    </style:style>
    <style:style style:name="T106" style:family="text">
      <style:text-properties style:font-name="Liberation Mono"/>
    </style:style>
    <style:style style:name="T107" style:family="text">
      <style:text-properties style:font-name="Liberation Mono" officeooo:rsid="00094ed1"/>
    </style:style>
    <style:style style:name="T108" style:family="text">
      <style:text-properties style:font-name="Liberation Mono" officeooo:rsid="000a6a50"/>
    </style:style>
    <style:style style:name="T109" style:family="text">
      <style:text-properties style:font-name="Liberation Mono" officeooo:rsid="000e3c2a"/>
    </style:style>
    <style:style style:name="T110" style:family="text">
      <style:text-properties style:font-name="Liberation Mono" officeooo:rsid="0010291f"/>
    </style:style>
    <style:style style:name="T111" style:family="text">
      <style:text-properties style:font-name="Liberation Mono" officeooo:rsid="000a93c3"/>
    </style:style>
    <style:style style:name="T112" style:family="text">
      <style:text-properties style:font-name="Liberation Mono" officeooo:rsid="0013aa89"/>
    </style:style>
    <style:style style:name="T113" style:family="text">
      <style:text-properties style:font-name="Liberation Mono" officeooo:rsid="00195824"/>
    </style:style>
    <style:style style:name="T114" style:family="text">
      <style:text-properties style:font-name="Liberation Mono" officeooo:rsid="00433d6b"/>
    </style:style>
    <style:style style:name="T115" style:family="text">
      <style:text-properties style:font-name="Liberation Mono" officeooo:rsid="0052f234"/>
    </style:style>
    <style:style style:name="T116" style:family="text">
      <style:text-properties style:font-name="Liberation Mono" officeooo:rsid="004997c2"/>
    </style:style>
    <style:style style:name="T117" style:family="text">
      <style:text-properties style:font-name="Liberation Mono" officeooo:rsid="00580f45"/>
    </style:style>
    <style:style style:name="T118" style:family="text">
      <style:text-properties style:font-name="Liberation Mono" officeooo:rsid="00413e19"/>
    </style:style>
    <style:style style:name="T119" style:family="text">
      <style:text-properties style:font-name="Liberation Mono" officeooo:rsid="00502a42"/>
    </style:style>
    <style:style style:name="T120" style:family="text">
      <style:text-properties style:font-name="Liberation Mono" officeooo:rsid="00583f2c"/>
    </style:style>
    <style:style style:name="T121" style:family="text">
      <style:text-properties style:font-name="Liberation Mono" officeooo:rsid="006b3f6f"/>
    </style:style>
    <style:style style:name="T122" style:family="text">
      <style:text-properties style:font-name="Liberation Mono" officeooo:rsid="001d10cc"/>
    </style:style>
    <style:style style:name="T123" style:family="text">
      <style:text-properties style:font-name="Liberation Mono" officeooo:rsid="00736b4d"/>
    </style:style>
    <style:style style:name="T124" style:family="text">
      <style:text-properties style:font-name="Liberation Mono" officeooo:rsid="0076598e"/>
    </style:style>
    <style:style style:name="T125" style:family="text">
      <style:text-properties style:font-name="Liberation Mono" officeooo:rsid="00785e1f"/>
    </style:style>
    <style:style style:name="T126" style:family="text">
      <style:text-properties style:font-name="Liberation Mono" officeooo:rsid="00799911"/>
    </style:style>
    <style:style style:name="T127" style:family="text">
      <style:text-properties style:font-name="Liberation Mono" officeooo:rsid="007adb4e"/>
    </style:style>
    <style:style style:name="T128" style:family="text">
      <style:text-properties style:font-name="Liberation Mono" officeooo:rsid="007b7d97"/>
    </style:style>
    <style:style style:name="T129" style:family="text">
      <style:text-properties style:font-name="Liberation Mono" fo:font-weight="bold" officeooo:rsid="00785e1f" style:font-weight-asian="bold" style:font-weight-complex="bold"/>
    </style:style>
    <style:style style:name="T130" style:family="text">
      <style:text-properties style:font-name="Liberation Mono" fo:font-weight="bold" officeooo:rsid="007b7d97" style:font-weight-asian="bold" style:font-weight-complex="bold"/>
    </style:style>
    <style:style style:name="T131" style:family="text">
      <style:text-properties style:font-name="Liberation Mono" fo:font-weight="bold" officeooo:rsid="00799911" style:font-weight-asian="bold" style:font-weight-complex="bold"/>
    </style:style>
    <style:style style:name="T132" style:family="text">
      <style:text-properties style:font-name="Liberation Mono" fo:font-weight="bold" officeooo:rsid="0077dd70" style:font-weight-asian="bold" style:font-weight-complex="bold"/>
    </style:style>
    <style:style style:name="T133" style:family="text">
      <style:text-properties style:font-name="Liberation Mono" fo:font-weight="bold" officeooo:rsid="00be4cd4" style:font-weight-asian="bold" style:font-weight-complex="bold"/>
    </style:style>
    <style:style style:name="T134" style:family="text">
      <style:text-properties style:font-name="Liberation Mono" fo:font-weight="bold" officeooo:rsid="00befaa5" style:font-weight-asian="bold" style:font-weight-complex="bold"/>
    </style:style>
    <style:style style:name="T135" style:family="text">
      <style:text-properties style:font-name="Liberation Mono" fo:font-weight="bold" officeooo:rsid="00bf3da9" style:font-weight-asian="bold" style:font-weight-complex="bold"/>
    </style:style>
    <style:style style:name="T136" style:family="text">
      <style:text-properties style:font-name="Liberation Mono" officeooo:rsid="007e6d4e"/>
    </style:style>
    <style:style style:name="T137" style:family="text">
      <style:text-properties style:font-name="Liberation Mono" officeooo:rsid="0082b724"/>
    </style:style>
    <style:style style:name="T138" style:family="text">
      <style:text-properties style:font-name="Liberation Mono" officeooo:rsid="0083f980"/>
    </style:style>
    <style:style style:name="T139" style:family="text">
      <style:text-properties style:font-name="Liberation Mono" officeooo:rsid="00872af4"/>
    </style:style>
    <style:style style:name="T140" style:family="text">
      <style:text-properties style:font-name="Liberation Mono" officeooo:rsid="0088cf55"/>
    </style:style>
    <style:style style:name="T141" style:family="text">
      <style:text-properties style:font-name="Liberation Mono" officeooo:rsid="008abb88"/>
    </style:style>
    <style:style style:name="T142" style:family="text">
      <style:text-properties style:font-name="Liberation Mono" officeooo:rsid="008c73f6"/>
    </style:style>
    <style:style style:name="T143" style:family="text">
      <style:text-properties style:font-name="Liberation Mono" officeooo:rsid="008d004e"/>
    </style:style>
    <style:style style:name="T144" style:family="text">
      <style:text-properties style:font-name="Liberation Mono" officeooo:rsid="008ebbb4"/>
    </style:style>
    <style:style style:name="T145" style:family="text">
      <style:text-properties style:font-name="Liberation Mono" officeooo:rsid="0090a513"/>
    </style:style>
    <style:style style:name="T146" style:family="text">
      <style:text-properties style:font-name="Liberation Mono" officeooo:rsid="0095de0e"/>
    </style:style>
    <style:style style:name="T147" style:family="text">
      <style:text-properties style:font-name="Liberation Mono" officeooo:rsid="0071811a"/>
    </style:style>
    <style:style style:name="T148" style:family="text">
      <style:text-properties style:font-name="Liberation Mono" officeooo:rsid="00629dff"/>
    </style:style>
    <style:style style:name="T149" style:family="text">
      <style:text-properties style:font-name="Liberation Mono" officeooo:rsid="00954999"/>
    </style:style>
    <style:style style:name="T150" style:family="text">
      <style:text-properties style:font-name="Liberation Mono" officeooo:rsid="00a42b89"/>
    </style:style>
    <style:style style:name="T151" style:family="text">
      <style:text-properties style:font-name="Liberation Mono" officeooo:rsid="00a28c44"/>
    </style:style>
    <style:style style:name="T152" style:family="text">
      <style:text-properties style:font-name="Liberation Mono" officeooo:rsid="00a59bb8"/>
    </style:style>
    <style:style style:name="T153" style:family="text">
      <style:text-properties style:font-name="Liberation Mono" officeooo:rsid="00a76df0"/>
    </style:style>
    <style:style style:name="T154" style:family="text">
      <style:text-properties style:font-name="Liberation Mono" officeooo:rsid="00a94a7b"/>
    </style:style>
    <style:style style:name="T155" style:family="text">
      <style:text-properties style:font-name="Liberation Mono" officeooo:rsid="00a34bfb"/>
    </style:style>
    <style:style style:name="T156" style:family="text">
      <style:text-properties style:font-name="Liberation Mono" officeooo:rsid="00b30f9b" style:font-name-asian="Noto Sans CJK SC" style:font-name-complex="Noto Sans Devanagari"/>
    </style:style>
    <style:style style:name="T157" style:family="text">
      <style:text-properties style:font-name="Liberation Mono" officeooo:rsid="00b6323d" style:font-name-asian="Noto Sans CJK SC" style:font-name-complex="Noto Sans Devanagari"/>
    </style:style>
    <style:style style:name="T158" style:family="text">
      <style:text-properties style:font-name="Liberation Mono" fo:font-size="12pt" fo:font-weight="normal" officeooo:rsid="00aa4e29" style:font-name-asian="Noto Sans CJK SC" style:font-size-asian="10.5pt" style:font-weight-asian="normal" style:font-name-complex="Noto Sans Devanagari" style:font-size-complex="12pt" style:font-weight-complex="normal"/>
    </style:style>
    <style:style style:name="T159" style:family="text">
      <style:text-properties style:font-name="Liberation Mono" officeooo:rsid="00bc0880"/>
    </style:style>
    <style:style style:name="T160" style:family="text">
      <style:text-properties style:font-name="Liberation Mono" officeooo:rsid="00bd1189"/>
    </style:style>
    <style:style style:name="T161" style:family="text">
      <style:text-properties style:font-name="Liberation Mono" officeooo:rsid="0077dd70"/>
    </style:style>
    <style:style style:name="T162" style:family="text">
      <style:text-properties officeooo:rsid="0013e9ae"/>
    </style:style>
    <style:style style:name="T163" style:family="text">
      <style:text-properties style:font-name="Courier New" officeooo:rsid="0013e9ae"/>
    </style:style>
    <style:style style:name="T164" style:family="text">
      <style:text-properties officeooo:rsid="0171a626"/>
    </style:style>
    <style:style style:name="T165" style:family="text">
      <style:text-properties officeooo:rsid="018b2b54"/>
    </style:style>
    <style:style style:name="T166" style:family="text">
      <style:text-properties style:font-name="Liberation Sans1"/>
    </style:style>
    <style:style style:name="T167" style:family="text">
      <style:text-properties officeooo:rsid="0024e5ca"/>
    </style:style>
    <style:style style:name="T168" style:family="text">
      <style:text-properties officeooo:rsid="0016bcb1"/>
    </style:style>
    <style:style style:name="T169" style:family="text">
      <style:text-properties officeooo:rsid="002d3c94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officeooo:rsid="0024e5ca" style:font-weight-asian="bold" style:font-weight-complex="bold"/>
    </style:style>
    <style:style style:name="T172" style:family="text">
      <style:text-properties fo:font-weight="bold" officeooo:rsid="00799911" style:font-weight-asian="bold" style:font-weight-complex="bold"/>
    </style:style>
    <style:style style:name="T173" style:family="text">
      <style:text-properties fo:font-weight="bold" officeooo:rsid="00be4cd4" style:font-weight-asian="bold" style:font-weight-complex="bold"/>
    </style:style>
    <style:style style:name="T174" style:family="text">
      <style:text-properties officeooo:rsid="002c70ae"/>
    </style:style>
    <style:style style:name="T175" style:family="text">
      <style:text-properties officeooo:rsid="003ae1e5"/>
    </style:style>
    <style:style style:name="T176" style:family="text">
      <style:text-properties officeooo:rsid="003ea3b2"/>
    </style:style>
    <style:style style:name="T177" style:family="text">
      <style:text-properties officeooo:rsid="003f5395"/>
    </style:style>
    <style:style style:name="T178" style:family="text">
      <style:text-properties officeooo:rsid="0048c5a2"/>
    </style:style>
    <style:style style:name="T179" style:family="text">
      <style:text-properties officeooo:rsid="00498b4c"/>
    </style:style>
    <style:style style:name="T180" style:family="text">
      <style:text-properties officeooo:rsid="0054d287"/>
    </style:style>
    <style:style style:name="T181" style:family="text">
      <style:text-properties officeooo:rsid="00580f45"/>
    </style:style>
    <style:style style:name="T182" style:family="text">
      <style:text-properties officeooo:rsid="0058217b"/>
    </style:style>
    <style:style style:name="T183" style:family="text">
      <style:text-properties officeooo:rsid="005ea4be"/>
    </style:style>
    <style:style style:name="T184" style:family="text">
      <style:text-properties officeooo:rsid="0062a9e5"/>
    </style:style>
    <style:style style:name="T185" style:family="text">
      <style:text-properties officeooo:rsid="00671fe4"/>
    </style:style>
    <style:style style:name="T186" style:family="text">
      <style:text-properties officeooo:rsid="006b3f6f"/>
    </style:style>
    <style:style style:name="T187" style:family="text">
      <style:text-properties officeooo:rsid="006d2621"/>
    </style:style>
    <style:style style:name="T188" style:family="text">
      <style:text-properties officeooo:rsid="0071811a"/>
    </style:style>
    <style:style style:name="T189" style:family="text">
      <style:text-properties officeooo:rsid="0072cc36"/>
    </style:style>
    <style:style style:name="T190" style:family="text">
      <style:text-properties officeooo:rsid="00799911"/>
    </style:style>
    <style:style style:name="T191" style:family="text">
      <style:text-properties officeooo:rsid="007e6d4e"/>
    </style:style>
    <style:style style:name="T192" style:family="text">
      <style:text-properties officeooo:rsid="0082b724"/>
    </style:style>
    <style:style style:name="T193" style:family="text">
      <style:text-properties officeooo:rsid="0083f980"/>
    </style:style>
    <style:style style:name="T194" style:family="text">
      <style:text-properties officeooo:rsid="0088281a"/>
    </style:style>
    <style:style style:name="T195" style:family="text">
      <style:text-properties fo:font-style="italic" style:font-style-asian="italic" style:font-style-complex="italic"/>
    </style:style>
    <style:style style:name="T196" style:family="text">
      <style:text-properties officeooo:rsid="0088cf55"/>
    </style:style>
    <style:style style:name="T197" style:family="text">
      <style:text-properties officeooo:rsid="008abb88"/>
    </style:style>
    <style:style style:name="T198" style:family="text">
      <style:text-properties officeooo:rsid="008f8750"/>
    </style:style>
    <style:style style:name="T199" style:family="text">
      <style:text-properties officeooo:rsid="0090a513"/>
    </style:style>
    <style:style style:name="T200" style:family="text">
      <style:text-properties officeooo:rsid="0095761b"/>
    </style:style>
    <style:style style:name="T201" style:family="text">
      <style:text-properties officeooo:rsid="009c622c"/>
    </style:style>
    <style:style style:name="T202" style:family="text">
      <style:text-properties officeooo:rsid="009fe121"/>
    </style:style>
    <style:style style:name="T203" style:family="text">
      <style:text-properties officeooo:rsid="00ac833d"/>
    </style:style>
    <style:style style:name="T204" style:family="text">
      <style:text-properties officeooo:rsid="00ae6fe3"/>
    </style:style>
    <style:style style:name="T205" style:family="text">
      <style:text-properties officeooo:rsid="00b8cffe"/>
    </style:style>
    <style:style style:name="T206" style:family="text">
      <style:text-properties officeooo:rsid="00b9e089"/>
    </style:style>
    <style:style style:name="T207" style:family="text">
      <style:text-properties officeooo:rsid="00ba5217"/>
    </style:style>
    <style:style style:name="T208" style:family="text">
      <style:text-properties officeooo:rsid="00bc0880"/>
    </style:style>
    <style:style style:name="T209" style:family="text">
      <style:text-properties officeooo:rsid="00bd1189"/>
    </style:style>
    <style:style style:name="T210" style:family="text">
      <style:text-properties style:font-name="Liberation Sans" officeooo:rsid="00befaa5"/>
    </style:style>
    <style:style style:name="T211" style:family="text">
      <style:text-properties style:font-name="Liberation Sans" officeooo:rsid="00bf3da9"/>
    </style:style>
    <style:style style:name="T212" style:family="text">
      <style:text-properties style:font-name="Liberation Sans" officeooo:rsid="00be4cd4"/>
    </style:style>
    <style:style style:name="T213" style:family="text">
      <style:text-properties style:font-name="Liberation Sans" officeooo:rsid="00c105a3"/>
    </style:style>
    <style:style style:name="T214" style:family="text">
      <style:text-properties style:font-name="Liberation Mono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5"><text:a xlink:type="simple" xlink:href="#__RefHeading___Toc45898_1510484975" text:style-name="Index_20_Link" text:visited-style-name="Index_20_Link">Notices<text:tab/>1</text:a></text:p>
          <text:p text:style-name="P145"><text:a xlink:type="simple" xlink:href="#__RefHeading___Toc6549_1780567878" text:style-name="Index_20_Link" text:visited-style-name="Index_20_Link">Introduction<text:tab/>1</text:a></text:p>
          <text:p text:style-name="P146"><text:a xlink:type="simple" xlink:href="#__RefHeading___Toc45900_1510484975" text:style-name="Index_20_Link" text:visited-style-name="Index_20_Link">Installing XCARD<text:tab/>2</text:a></text:p>
          <text:p text:style-name="P146"><text:a xlink:type="simple" xlink:href="#__RefHeading___Toc8138_1101125312" text:style-name="Index_20_Link" text:visited-style-name="Index_20_Link">References<text:tab/>3</text:a></text:p>
          <text:p text:style-name="P145"><text:a xlink:type="simple" xlink:href="#__RefHeading___Toc413_2360699541" text:style-name="Index_20_Link" text:visited-style-name="Index_20_Link">Using XCARD<text:tab/>4</text:a></text:p>
          <text:p text:style-name="P146"><text:a xlink:type="simple" xlink:href="#__RefHeading___Toc10215_69708691" text:style-name="Index_20_Link" text:visited-style-name="Index_20_Link">XCARD Abnormal Termination Conditions<text:tab/>5</text:a></text:p>
          <text:p text:style-name="P146"><text:a xlink:type="simple" xlink:href="#__RefHeading___Toc2497_2578122233" text:style-name="Index_20_Link" text:visited-style-name="Index_20_Link">XCARDTST Termination Conditions<text:tab/>6</text:a></text:p>
          <text:p text:style-name="P146"><text:a xlink:type="simple" xlink:href="#__RefHeading___Toc415_2360699541" text:style-name="Index_20_Link" text:visited-style-name="Index_20_Link">With a Mainframe Virtual Machine<text:tab/>6</text:a></text:p>
          <text:p text:style-name="P146"><text:a xlink:type="simple" xlink:href="#__RefHeading___Toc417_2360699541" text:style-name="Index_20_Link" text:visited-style-name="Index_20_Link">With a Mainframe Logical Partition<text:tab/>7</text:a></text:p>
          <text:p text:style-name="P146"><text:a xlink:type="simple" xlink:href="#__RefHeading___Toc419_2360699541" text:style-name="Index_20_Link" text:visited-style-name="Index_20_Link">With Hercules<text:tab/>8</text:a></text:p>
          <text:p text:style-name="P147"><text:a xlink:type="simple" xlink:href="#__RefHeading___Toc2036_2453983290" text:style-name="Index_20_Link" text:visited-style-name="Index_20_Link">Testing XCARD<text:tab/>8</text:a></text:p>
          <text:p text:style-name="P147"><text:a xlink:type="simple" xlink:href="#__RefHeading___Toc8140_1101125312" text:style-name="Index_20_Link" text:visited-style-name="Index_20_Link">Emulated Card Deck Preparation<text:tab/>8</text:a></text:p>
          <text:p text:style-name="P147"><text:a xlink:type="simple" xlink:href="#__RefHeading___Toc8142_1101125312" text:style-name="Index_20_Link" text:visited-style-name="Index_20_Link">Virtual Tape (AWS) Preparation<text:tab/>9</text:a></text:p>
          <text:p text:style-name="P147"><text:a xlink:type="simple" xlink:href="#__RefHeading___Toc8424_1101125312" text:style-name="Index_20_Link" text:visited-style-name="Index_20_Link">Hercules Configuration and IPL<text:tab/>9</text:a></text:p>
          <text:p text:style-name="P145"><text:a xlink:type="simple" xlink:href="#__RefHeading___Toc421_2360699541" text:style-name="Index_20_Link" text:visited-style-name="Index_20_Link">Memory Usage<text:tab/>11</text:a></text:p>
          <text:p text:style-name="P145"><text:a xlink:type="simple" xlink:href="#__RefHeading___Toc768_578696052" text:style-name="Index_20_Link" text:visited-style-name="Index_20_Link">Transferring Control<text:tab/>13</text:a></text:p>
          <text:p text:style-name="P146"><text:a xlink:type="simple" xlink:href="#__RefHeading___Toc957_3105290184" text:style-name="Index_20_Link" text:visited-style-name="Index_20_Link">Program Status Word Content<text:tab/>13</text:a></text:p>
          <text:p text:style-name="P146"><text:a xlink:type="simple" xlink:href="#__RefHeading___Toc847_3105290184" text:style-name="Index_20_Link" text:visited-style-name="Index_20_Link">Control Register Content<text:tab/>14</text:a></text:p>
          <text:p text:style-name="P146"><text:a xlink:type="simple" xlink:href="#__RefHeading___Toc849_3105290184" text:style-name="Index_20_Link" text:visited-style-name="Index_20_Link">General Register Content<text:tab/>14</text:a></text:p>
          <text:p text:style-name="P146"><text:a xlink:type="simple" xlink:href="#__RefHeading___Toc1110_2237851231" text:style-name="Index_20_Link" text:visited-style-name="Index_20_Link">Main Storage Content<text:tab/>14</text:a></text:p>
          <text:p text:style-name="P146"><text:a xlink:type="simple" xlink:href="#__RefHeading___Toc851_3105290184" text:style-name="Index_20_Link" text:visited-style-name="Index_20_Link">Storage Key Content<text:tab/>15</text:a></text:p>
          <text:p text:style-name="P146"><text:a xlink:type="simple" xlink:href="#__RefHeading___Toc1227_2237851231" text:style-name="Index_20_Link" text:visited-style-name="Index_20_Link">Input/Output System State<text:tab/>15</text:a></text:p>
          <text:p text:style-name="P145"><text:a xlink:type="simple" xlink:href="#__RefHeading___Toc2142_2453983290" text:style-name="Index_20_Link" text:visited-style-name="Index_20_Link">Appendix A – XCARD Build Process<text:tab/>16</text:a></text:p>
          <text:p text:style-name="P146"><text:a xlink:type="simple" xlink:href="#__RefHeading___Toc2499_2578122233" text:style-name="Index_20_Link" text:visited-style-name="Index_20_Link">Creating the Emulated Deck File<text:tab/>16</text:a></text:p>
          <text:p text:style-name="P146"><text:a xlink:type="simple" xlink:href="#__RefHeading___Toc2331_2453983290" text:style-name="Index_20_Link" text:visited-style-name="Index_20_Link">Building the XCARD Test Program<text:tab/>16</text:a></text:p>
        </text:index-body>
      </text:table-of-content>
      <text:p text:style-name="Standard"/>
      <text:p text:style-name="P3">Copyright <text:span text:style-name="T164">©</text:span> <text:span text:style-name="T165">2020</text:span> Harold Grovesteen</text:p>
      <text:p text:style-name="P3"><text:span text:style-name="T162">See the file </text:span><text:span text:style-name="T163">doc/fdl-1.3.txt</text:span><text:span text:style-name="T162"> for copying conditions.</text:span></text:p>
      <text:h text:style-name="Heading_20_1" text:outline-level="1"><text:bookmark-start text:name="__RefHeading___Toc45898_1510484975"/>Notices<text:bookmark-end text:name="__RefHeading___Toc45898_1510484975"/></text:h>
      <text:p text:style-name="P10">Linux<text:span text:style-name="T166">®</text:span> is the registered trademark of Linus Torvalds in the U. S. and other countries.</text:p>
      <text:p text:style-name="P11"><text:span text:style-name="T168">“Python” is a registered trademark of the Python</text:span><text:span text:style-name="T169">®</text:span><text:span text:style-name="T168"> Software Foundation.</text:span></text:p>
      <text:p text:style-name="P4">z/Architecture is a registered trademark of International Business Machines Corporation.</text:p>
      <text:h text:style-name="Heading_20_1" text:outline-level="1"><text:bookmark-start text:name="__RefHeading___Toc6549_1780567878"/>Introduction<text:bookmark-end text:name="__RefHeading___Toc6549_1780567878"/></text:h>
      <text:p text:style-name="P5"><text:span text:style-name="T107">XCARD</text:span><text:span text:style-name="T4"> is a replacement for similar proprietary boot loaders bringing into memory </text:span><text:span text:style-name="T8">an </text:span><text:span text:style-name="T4">object module formatted program, </text:span><text:span text:style-name="T8">the booted program</text:span><text:span text:style-name="T4">. <text:s/></text:span><text:span text:style-name="T14">XCARD is provided as part of the Stand </text:span><text:soft-page-break/><text:span text:style-name="T14">Alone Tool Kit (SATK). <text:s/></text:span><text:span text:style-name="T109">XCARD</text:span><text:span text:style-name="T4"> is </text:span><text:span text:style-name="T16">not</text:span><text:span text:style-name="T4"> a disassembly of proprietary loaders. <text:s/></text:span><text:span text:style-name="T137">XCARD</text:span><text:span text:style-name="T4"> is a new implementation with features unavailable in proprietary loaders</text:span><text:span text:style-name="T8"> </text:span><text:span text:style-name="T63">and </text:span><text:span text:style-name="T7">made </text:span><text:span text:style-name="T4">available under an open source license as is this documentation.</text:span></text:p>
      <text:p text:style-name="P5"><text:span text:style-name="T8">Additional</text:span><text:span text:style-name="T4"> features </text:span><text:span text:style-name="T5">or adjustments </text:span><text:span text:style-name="T4">can be legally made and shared as required (provided such use is consistent with the </text:span><text:span text:style-name="T5">open source license </text:span><text:span text:style-name="T55">or any other license</text:span><text:span text:style-name="T5"> under w</text:span><text:span text:style-name="T6">hich </text:span><text:span text:style-name="T20">the</text:span><text:span text:style-name="T5"> </text:span><text:span text:style-name="T108">XCARD</text:span><text:span text:style-name="T5"> </text:span><text:span text:style-name="T99">eXtended </text:span><text:span text:style-name="T108">LOADER</text:span><text:span text:style-name="T5"> is released). <text:s/>Proprietary loaders prohibit such modifications or their distribution to others. <text:s/></text:span><text:span text:style-name="T6">Not so for </text:span><text:span text:style-name="T111">XCARD</text:span><text:span text:style-name="T6">.</text:span></text:p>
      <text:p text:style-name="P5"><text:span text:style-name="T5">A</text:span><text:span text:style-name="T6">s a replacement, </text:span><text:span text:style-name="T111">XCARD</text:span><text:span text:style-name="T6"> can be used </text:span><text:span text:style-name="T8">with a booted </text:span><text:span text:style-name="T63">object module</text:span><text:span text:style-name="T6"> on either real mainframe systems or non-mainframe emulators, for example Hercules. <text:s/></text:span><text:span text:style-name="T7">Both t</text:span><text:span text:style-name="T6">he IPL stream construct</text:span><text:span text:style-name="T7">ion</text:span><text:span text:style-name="T6"> </text:span><text:span text:style-name="T7">and execution can occur on a </text:span><text:span text:style-name="T6">mainframe system </text:span><text:span text:style-name="T7">or with a mainframe emulator </text:span><text:span text:style-name="T8">system</text:span><text:span text:style-name="T6">. <text:s/></text:span><text:span text:style-name="T9">On mainframe systems, </text:span><text:span text:style-name="T110">XCARD</text:span><text:span text:style-name="T9"> may be used in conjunction with a virtual machine system or a configured logical partition, LPAR.</text:span></text:p>
      <text:p text:style-name="P7"><text:span text:style-name="T13">Two methods exist for communication with the SATK community </text:span><text:span text:style-name="T14">providing </text:span><text:span text:style-name="T122">XCARD</text:span><text:span text:style-name="T13">. <text:s/>SATK uses a </text:span><text:span text:style-name="T113">groups.io</text:span><text:span text:style-name="T13"> email list: </text:span><text:span text:style-name="T113">satk</text:span><text:span text:style-name="T13">. <text:s/>Join the group or post on the SATK </text:span><text:span text:style-name="T113">github</text:span><text:span text:style-name="T13"> repository.</text:span></text:p>
      <text:h text:style-name="Heading_20_2" text:outline-level="2"><text:bookmark-start text:name="__RefHeading___Toc45900_1510484975"/><text:span text:style-name="T9">I</text:span><text:span text:style-name="T3">nstalling XCARD</text:span><text:bookmark-end text:name="__RefHeading___Toc45900_1510484975"/></text:h>
      <text:p text:style-name="P6"><text:span text:style-name="T111">X</text:span><text:span text:style-name="T106">CARD</text:span><text:span text:style-name="T3"> </text:span><text:span text:style-name="T56">is </text:span><text:span text:style-name="T10">available from the </text:span><text:span text:style-name="T14">SATK</text:span><text:span text:style-name="T10"> github repository </text:span><text:a xlink:type="simple" xlink:href="https://github.com/s390guy/SATK" text:style-name="Internet_20_link" text:visited-style-name="Visited_20_Internet_20_Link"><text:span text:style-name="T10">https://github.com/s390guy/SATK</text:span></text:a><text:span text:style-name="T3">. <text:s/></text:span><text:span text:style-name="T11">The repository may be either cloned or downloaded as a zip file </text:span><text:span text:style-name="T14">to a local system</text:span><text:span text:style-name="T12">. <text:s/></text:span></text:p>
      <text:p text:style-name="P9">While this documentation reflects Linux or similar usage, SATK is fully functional on a<text:span text:style-name="T167">ll operating systems supporting </text:span><text:span text:style-name="T171">Python</text:span> <text:span text:style-name="T174">3 </text:span>with a few adjustments for file paths and small execution scripts.</text:p>
      <text:p text:style-name="P40"><text:span text:style-name="T112">XCARD</text:span><text:span text:style-name="T12"> </text:span><text:span text:style-name="T22">for the mainframe </text:span><text:span text:style-name="T9">can be immediately used </text:span><text:span text:style-name="T12">after SATK installation</text:span><text:span text:style-name="T9"> by simply transferring the binary </text:span><text:span text:style-name="T110">XCARD</text:span><text:span text:style-name="T9"> image to the mainframe. <text:s/></text:span><text:span text:style-name="T21">The following table identifies which SATK file supports </text:span><text:span text:style-name="T56">which</text:span><text:span text:style-name="T21"> target environment. <text:s/>“</text:span><text:span text:style-name="T23">N/A” </text:span><text:span text:style-name="T24">means</text:span><text:span text:style-name="T23"> not available. <text:s/>“TBD” means to be determined. <text:s/>“WIP” means work in progress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22">IPL Architecture</text:p>
            </table:table-cell>
            <table:table-cell table:style-name="Table1.B1" office:value-type="string">
              <text:p text:style-name="P122">Mainframe Support</text:p>
            </table:table-cell>
            <table:table-cell table:style-name="Table1.C1" office:value-type="string">
              <text:p text:style-name="P122">Hercules Support</text:p>
            </table:table-cell>
            <table:table-cell table:style-name="Table1.A1" office:value-type="string">
              <text:p text:style-name="P122">SATK XCARD Image</text:p>
            </table:table-cell>
          </table:table-row>
        </table:table-header-rows>
        <table:table-row>
          <table:table-cell table:style-name="Table1.A4" office:value-type="string">
            <text:p text:style-name="P76">S/360</text:p>
          </table:table-cell>
          <table:table-cell table:style-name="Table1.B2" office:value-type="string">
            <text:p text:style-name="P79">N/A</text:p>
          </table:table-cell>
          <table:table-cell table:style-name="Table1.C2" office:value-type="string">
            <text:p text:style-name="P80">S/370 BC-mode</text:p>
          </table:table-cell>
          <table:table-cell table:style-name="Table1.D2" office:value-type="string">
            <text:p text:style-name="P76">planned</text:p>
          </table:table-cell>
        </table:table-row>
        <table:table-row>
          <table:table-cell table:style-name="Table1.A4" office:value-type="string">
            <text:p text:style-name="P76">S/370</text:p>
          </table:table-cell>
          <table:table-cell table:style-name="Table1.B3" office:value-type="string">
            <text:p text:style-name="P79">N/A</text:p>
          </table:table-cell>
          <table:table-cell table:style-name="Table1.C3" office:value-type="string">
            <text:p text:style-name="P80">S/370 EC-mode</text:p>
          </table:table-cell>
          <table:table-cell table:style-name="Table1.D3" office:value-type="string">
            <text:p text:style-name="P76">planned</text:p>
          </table:table-cell>
        </table:table-row>
        <table:table-row>
          <table:table-cell table:style-name="Table1.A4" office:value-type="string">
            <text:p text:style-name="P74">ESA/390 <text:span text:style-name="T175">on z</text:span></text:p>
          </table:table-cell>
          <table:table-cell table:style-name="Table1.B4" office:value-type="string">
            <text:p text:style-name="P77">WIP</text:p>
          </table:table-cell>
          <table:table-cell table:style-name="Table1.C4" office:value-type="string">
            <text:p text:style-name="P77">WIP</text:p>
          </table:table-cell>
          <table:table-cell table:style-name="Table1.D4" office:value-type="string">
            <text:p text:style-name="P94">xcard/s390/xcard.deck</text:p>
          </table:table-cell>
        </table:table-row>
        <table:table-row>
          <table:table-cell table:style-name="Table1.A5" office:value-type="string">
            <text:p text:style-name="P75">z/Architecture<text:span text:style-name="T166">®</text:span></text:p>
          </table:table-cell>
          <table:table-cell table:style-name="Table1.B5" office:value-type="string">
            <text:p text:style-name="P78">TBD</text:p>
          </table:table-cell>
          <table:table-cell table:style-name="Table1.C5" office:value-type="string">
            <text:p text:style-name="P78">TBD</text:p>
          </table:table-cell>
          <table:table-cell table:style-name="Table1.D5" office:value-type="string">
            <text:p text:style-name="P75">not available</text:p>
          </table:table-cell>
        </table:table-row>
      </table:table>
      <text:p text:style-name="P12"/>
      <text:p text:style-name="P64"><text:span text:style-name="T11">T</text:span><text:span text:style-name="T3">his documentation is available in the SATK directory: </text:span><text:span text:style-name="T106">doc/XCARD.odt</text:span><text:span text:style-name="T3"> or </text:span><text:span text:style-name="T106">doc/XCARD.pdf</text:span><text:span text:style-name="T3">.</text:span></text:p>
      <text:h text:style-name="Heading_20_2" text:outline-level="2"><text:bookmark-start text:name="__RefHeading___Toc8138_1101125312"/><text:soft-page-break/>References<text:bookmark-end text:name="__RefHeading___Toc8138_1101125312"/></text:h>
      <text:p text:style-name="P27"><text:span text:style-name="T195">A Small Mainframe Assembler</text:span>, <text:span text:style-name="T106">doc/asma/ASMA.odt</text:span> or <text:span text:style-name="T106">doc/asma/ASMA.pdf</text:span></text:p>
      <text:p text:style-name="P58"><text:span text:style-name="T42">Initial Program Load with ASMA</text:span><text:span text:style-name="T3">, </text:span><text:span text:style-name="T106">doc/asma/IPLASMA.odt</text:span><text:span text:style-name="T3"> or </text:span><text:span text:style-name="T106">doc/asma/IPLASMA.pdf</text:span></text:p>
      <text:h text:style-name="P148" text:outline-level="1"><text:bookmark-start text:name="__RefHeading___Toc413_2360699541"/>Using XCARD<text:bookmark-end text:name="__RefHeading___Toc413_2360699541"/></text:h>
      <text:p text:style-name="P53"><text:span text:style-name="T123">XCARD</text:span><text:span text:style-name="T58"> is a boot loader for an object module. <text:s/>Each object module record must be 80-bytes in length. <text:s/>The IPL medium can be an emulated card deck (without line terminations) or an AWS tape file. <text:s/>The object module being booted by </text:span><text:span text:style-name="T123">XCARD</text:span><text:span text:style-name="T58"> must immediately follow </text:span><text:span text:style-name="T123">XCARD</text:span><text:span text:style-name="T58"> in the sequence of records.</text:span></text:p>
      <text:p text:style-name="P67"><text:span text:style-name="T3">The externally initiated IPL function will load and transfer control to </text:span><text:span text:style-name="T106">XCARD</text:span><text:span text:style-name="T3">. <text:s/></text:span><text:span text:style-name="T106">XCARD</text:span><text:span text:style-name="T3"> will then read the object module from the input stream. <text:s/></text:span><text:span text:style-name="T106">XCARD</text:span><text:span text:style-name="T3"> ceases reading when it finds the first object module </text:span><text:span text:style-name="T106">END</text:span><text:span text:style-name="T3"> record.</text:span></text:p>
      <text:p text:style-name="P72"><text:span text:style-name="T3">XCARD only recognizes object module </text:span><text:span text:style-name="T106">TXT</text:span><text:span text:style-name="T3"> records and the first encountered </text:span><text:span text:style-name="T106">END</text:span><text:span text:style-name="T3"> record.</text:span></text:p>
      <text:p text:style-name="P38"><text:span text:style-name="T207">Consequently, </text:span><text:span text:style-name="T106">XCARD</text:span> ignores:</text:p>
      <text:list xml:id="list86342092" text:style-name="L1">
        <text:list-item>
          <text:p text:style-name="P165"><text:span text:style-name="T3">all records read that are not object module record types (</text:span><text:span text:style-name="T61">the first byte</text:span><text:span text:style-name="T3"> of the record is not X’02’),</text:span></text:p>
        </text:list-item>
        <text:list-item>
          <text:p text:style-name="P166">ESD type records, or</text:p>
        </text:list-item>
        <text:list-item>
          <text:p text:style-name="P166">RLD type records.</text:p>
        </text:list-item>
      </text:list>
      <text:p text:style-name="P54"><text:span text:style-name="T3">When </text:span><text:span text:style-name="T106">XCARD</text:span><text:span text:style-name="T3"> encounters a TXT type record, memory will be loaded with the content specified by the record at the real address in the record. <text:s/>Memory content destined for the first 4,096 bytes of memory will be preserved elsewhere. <text:s/>Before control is passed to the object module, the first 4,096 bytes of memory will be set to the preserved values. <text:s/>Bytes not specified by the object module </text:span><text:span text:style-name="T61">within the first 4,096 bytes</text:span><text:span text:style-name="T3"> are set to binary zeros.</text:span></text:p>
      <text:p text:style-name="P55"><text:span text:style-name="T58">Following the reading of the object module, </text:span><text:span text:style-name="T123">XCARD</text:span><text:span text:style-name="T58"> clears </text:span><text:span text:style-name="T64">to binary zero </text:span><text:span text:style-name="T58">memory </text:span><text:span text:style-name="T64">containing</text:span><text:span text:style-name="T58"> itself and any memory used during the booting process, </text:span><text:span text:style-name="T59">including the </text:span><text:span text:style-name="T64">4096 bytes of </text:span><text:span text:style-name="T59">preserved values.</text:span><text:span text:style-name="T58"> <text:s text:c="2"/></text:span><text:span text:style-name="T138">XCARD</text:span><text:span text:style-name="T64">, as its last action,</text:span><text:span text:style-name="T58"> transfers control to the object module.</text:span></text:p>
      <text:p text:style-name="P24">It is the users responsibility to ensure the record stream on the IPL medium contains <text:span text:style-name="T193">in this order and without any interruptions</text:span>:</text:p>
      <text:list xml:id="list2862084595" text:style-name="L2">
        <text:list-item>
          <text:p text:style-name="P180"><text:span text:style-name="T124">X</text:span><text:span text:style-name="T106">CARD</text:span><text:span text:style-name="T3">, and</text:span></text:p>
        </text:list-item>
        <text:list-item>
          <text:p text:style-name="P167">the boot loaded object module.</text:p>
        </text:list-item>
      </text:list>
      <text:p text:style-name="P55"><text:span text:style-name="T60">For example, any </text:span><text:span text:style-name="T100">encountered </text:span><text:span text:style-name="T60">tape marks on an AWS tape </text:span><text:span text:style-name="T100">result in</text:span><text:span text:style-name="T64"> an interruption and</text:span><text:span text:style-name="T60"> an error condition. <text:s/></text:span><text:span text:style-name="T61">A missing END record will also result in an error condition.</text:span></text:p>
      <text:p text:style-name="P56"><text:span text:style-name="T61">A</text:span><text:span text:style-name="T3">dditional content including tape marks are allowed provided such content is accessed by the booted object module (or even later memory resident software) rather than </text:span><text:span text:style-name="T106">XCARD</text:span><text:span text:style-name="T3"> itself.</text:span></text:p>
      <text:p text:style-name="P186"><text:soft-page-break/><text:span text:style-name="T69">The following sections assume that SATK has been installed on an available system. <text:s/></text:span><text:span text:style-name="T68">This installation is the foundation for </text:span><text:span text:style-name="T139">XCARD</text:span><text:span text:style-name="T68"> usage.</text:span></text:p>
      <text:p text:style-name="P187"><text:span text:style-name="T68">X</text:span><text:span text:style-name="T101">CARD either transfers control to its loaded object module or ends in a disabled wait state. <text:s/>The test program, XCARDTST, always ends in a disabled wait state. <text:s/></text:span><text:span text:style-name="T103">Termination conditions are broadly categorized by the source in the first byte of the abnormal termination code:</text:span></text:p>
      <text:list xml:id="list1526434928" text:style-name="L13">
        <text:list-item>
          <text:p text:style-name="P189"><text:span text:style-name="T106">00xxxx</text:span><text:span text:style-name="T3"> – an unexpected interruption during XCARD execution</text:span></text:p>
        </text:list-item>
        <text:list-item>
          <text:p text:style-name="P189"><text:span text:style-name="T106">01xxxx</text:span><text:span text:style-name="T3"> – an abnormal condition detected by XCARD</text:span></text:p>
        </text:list-item>
        <text:list-item>
          <text:p text:style-name="P189"><text:span text:style-name="T106">02xxxx</text:span><text:span text:style-name="T3"> – a XCARDTST failure, unexpected interruption, or successful termination.</text:span></text:p>
        </text:list-item>
      </text:list>
      <text:h text:style-name="Heading_20_2" text:outline-level="2"><text:bookmark-start text:name="__RefHeading___Toc10215_69708691"/><text:span text:style-name="T61">X</text:span><text:span text:style-name="T3">CARD Abnormal Termination Conditions</text:span><text:bookmark-end text:name="__RefHeading___Toc10215_69708691"/></text:h>
      <text:p text:style-name="P25">Whenever XCARD is unable to pass control to the booted object module, it will terminate abnormally with a disabled wait PSW. <text:s/>The reason for the abnormal termination is indicated in the last three bytes of the PSW instruction address. <text:s/><text:span text:style-name="T192">No other output is generated by </text:span><text:span text:style-name="T137">XCARD</text:span><text:span text:style-name="T192">.</text:span></text:p>
      <text:p text:style-name="P25">The following table explains the meaning of the abnormal termination codes.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23">Abend Code</text:p>
            </table:table-cell>
            <table:table-cell table:style-name="Table4.A1" office:value-type="string">
              <text:p text:style-name="P123">Meaning</text:p>
            </table:table-cell>
          </table:table-row>
        </table:table-header-rows>
        <table:table-row>
          <table:table-cell table:style-name="Table4.A1" office:value-type="string">
            <text:p text:style-name="P110"><text:span text:style-name="T170">00</text:span>00<text:span text:style-name="T170">01</text:span></text:p>
          </table:table-cell>
          <table:table-cell table:style-name="Table4.A1" office:value-type="string">
            <text:p text:style-name="P86">Input/Output interruption failed to occur. <text:s/><text:span text:style-name="T136">XCARD</text:span><text:span text:style-name="T191"> is waiting.</text:span></text:p>
          </table:table-cell>
        </table:table-row>
        <table:table-row>
          <table:table-cell table:style-name="Table4.A1" office:value-type="string">
            <text:p text:style-name="P110"><text:span text:style-name="T170">00</text:span>00<text:span text:style-name="T170">08</text:span></text:p>
          </table:table-cell>
          <table:table-cell table:style-name="Table4.A1" office:value-type="string">
            <text:p text:style-name="P86">Unexpected restart interruption. <text:s/>Restart Old PSW at real address <text:span text:style-name="T106">000008</text:span></text:p>
          </table:table-cell>
        </table:table-row>
        <table:table-row>
          <table:table-cell table:style-name="Table4.A1" office:value-type="string">
            <text:p text:style-name="P110"><text:span text:style-name="T170">00</text:span>00<text:span text:style-name="T170">18</text:span></text:p>
          </table:table-cell>
          <table:table-cell table:style-name="Table4.A1" office:value-type="string">
            <text:p text:style-name="P86">Unexpected external interruption. <text:s/>External Old PSW at real address <text:span text:style-name="T106">000018</text:span></text:p>
          </table:table-cell>
        </table:table-row>
        <table:table-row>
          <table:table-cell table:style-name="Table4.A1" office:value-type="string">
            <text:p text:style-name="P110"><text:span text:style-name="T170">00</text:span>00<text:span text:style-name="T170">20</text:span></text:p>
          </table:table-cell>
          <table:table-cell table:style-name="Table4.A1" office:value-type="string">
            <text:p text:style-name="P86">Unexpected supervisor call interruption. <text:s/>Supervisor Call Old PSW at real address <text:span text:style-name="T106">000020</text:span></text:p>
          </table:table-cell>
        </table:table-row>
        <table:table-row>
          <table:table-cell table:style-name="Table4.A1" office:value-type="string">
            <text:p text:style-name="P110"><text:span text:style-name="T170">00</text:span>00<text:span text:style-name="T170">28</text:span></text:p>
          </table:table-cell>
          <table:table-cell table:style-name="Table4.A1" office:value-type="string">
            <text:p text:style-name="P86">Unexpected program interruption. <text:s/>Program Old PSW at real address <text:span text:style-name="T106">000028</text:span></text:p>
          </table:table-cell>
        </table:table-row>
        <table:table-row>
          <table:table-cell table:style-name="Table4.A1" office:value-type="string">
            <text:p text:style-name="P110"><text:span text:style-name="T170">00</text:span>00<text:span text:style-name="T170">30</text:span></text:p>
          </table:table-cell>
          <table:table-cell table:style-name="Table4.A1" office:value-type="string">
            <text:p text:style-name="P86">Unexpected machine check interruption. <text:s/>Machine Check Old PSW at real address <text:span text:style-name="T106">000030</text:span></text:p>
          </table:table-cell>
        </table:table-row>
        <table:table-row>
          <table:table-cell table:style-name="Table4.A1" office:value-type="string">
            <text:p text:style-name="P110"><text:span text:style-name="T170">00</text:span>00<text:span text:style-name="T170">38</text:span></text:p>
          </table:table-cell>
          <table:table-cell table:style-name="Table4.A1" office:value-type="string">
            <text:p text:style-name="P86">Unexpected input/output interruption. <text:s/>Input/Output Old PSW at real address <text:span text:style-name="T106">000038</text:span></text:p>
          </table:table-cell>
        </table:table-row>
        <table:table-row>
          <table:table-cell table:style-name="Table4.A1" office:value-type="string">
            <text:p text:style-name="P110"><text:span text:style-name="T170">01</text:span><text:span text:style-name="T190">0</text:span>0<text:span text:style-name="T170">00</text:span></text:p>
          </table:table-cell>
          <table:table-cell table:style-name="Table4.A1" office:value-type="string">
            <text:p text:style-name="P86"><text:span text:style-name="T106">XCARD</text:span> terminated without passing control to the object module</text:p>
          </table:table-cell>
        </table:table-row>
        <table:table-row>
          <table:table-cell table:style-name="Table4.A1" office:value-type="string">
            <text:p text:style-name="P111"><text:span text:style-name="T170">01</text:span><text:span text:style-name="T190">0</text:span>0<text:span text:style-name="T170">04</text:span></text:p>
          </table:table-cell>
          <table:table-cell table:style-name="Table4.A1" office:value-type="string">
            <text:p text:style-name="P87">Memory size could not be determined.</text:p>
          </table:table-cell>
        </table:table-row>
        <table:table-row>
          <table:table-cell table:style-name="Table4.A1" office:value-type="string">
            <text:p text:style-name="P111"><text:span text:style-name="T170">0</text:span><text:span text:style-name="T172">1</text:span><text:span text:style-name="T190">0</text:span>0<text:span text:style-name="T170">08</text:span></text:p>
          </table:table-cell>
          <table:table-cell table:style-name="Table4.A1" office:value-type="string">
            <text:p text:style-name="P87">Movement of data failed due to unequal source and destination lengths</text:p>
          </table:table-cell>
        </table:table-row>
        <table:table-row>
          <table:table-cell table:style-name="Table4.A1" office:value-type="string">
            <text:p text:style-name="P119"><text:span text:style-name="T129">0</text:span><text:span text:style-name="T131">1</text:span><text:span text:style-name="T126">0</text:span><text:span text:style-name="T125">0</text:span><text:span text:style-name="T129">0C</text:span></text:p>
          </table:table-cell>
          <table:table-cell table:style-name="Table4.A1" office:value-type="string">
            <text:p text:style-name="P87">Destructive overlap detected when moving memory contents</text:p>
          </table:table-cell>
        </table:table-row>
        <table:table-row>
          <table:table-cell table:style-name="Table4.A1" office:value-type="string">
            <text:p text:style-name="P112"><text:span text:style-name="T170">01</text:span>xx<text:span text:style-name="T170">10</text:span></text:p>
          </table:table-cell>
          <table:table-cell table:style-name="Table4.A1" office:value-type="string">
            <text:p text:style-name="P121"><text:span text:style-name="T62">IPL device not operational or available. <text:s/></text:span><text:span text:style-name="T127">xx</text:span><text:span text:style-name="T62"> indicates detecting instruction:</text:span></text:p>
            <text:list xml:id="list2875689693" text:style-name="L3">
              <text:list-item>
                <text:p text:style-name="P154"><text:span text:style-name="T106">33</text:span> – START SUBCHANNEL</text:p>
              </text:list-item>
              <text:list-item>
                <text:p text:style-name="P154"><text:span text:style-name="T106">35</text:span> – TEST SUBCHANNEL</text:p>
              </text:list-item>
            </text:list>
          </table:table-cell>
        </table:table-row>
        <table:table-row>
          <table:table-cell table:style-name="Table4.A1" office:value-type="string">
            <text:p text:style-name="P113"><text:span text:style-name="T170">01</text:span>xx<text:span text:style-name="T170">14</text:span></text:p>
          </table:table-cell>
          <table:table-cell table:style-name="Table4.A1" office:value-type="string">
            <text:p text:style-name="P88">IPL device is busy. <text:s/><text:span text:style-name="T106">xx</text:span> indicates detecting instruction:</text:p>
            <text:list xml:id="list62153936673183" text:continue-numbering="true" text:style-name="L3">
              <text:list-item>
                <text:p text:style-name="P154"><text:span text:style-name="T106">33</text:span> – START SUBCHANNEL</text:p>
              </text:list-item>
              <text:list-item>
                <text:p text:style-name="P153"><text:span text:style-name="T127">35</text:span><text:span text:style-name="T62"> – TEST SUBCHANNEL</text:span></text:p>
              </text:list-item>
            </text:list>
          </table:table-cell>
        </table:table-row>
        <table:table-row>
          <table:table-cell table:style-name="Table4.A1" office:value-type="string">
            <text:p text:style-name="P120"><text:span text:style-name="T130">01</text:span><text:span text:style-name="T128">35</text:span><text:span text:style-name="T130">18</text:span></text:p>
          </table:table-cell>
          <table:table-cell table:style-name="Table4.A1" office:value-type="string">
            <text:p text:style-name="P89">IPL device interruption information does not contain status. <text:s/>Detecting instruction is TEST SUBCHANNEL</text:p>
          </table:table-cell>
        </table:table-row>
        <text:soft-page-break/>
        <table:table-row>
          <table:table-cell table:style-name="Table4.A1" office:value-type="string">
            <text:p text:style-name="P114"><text:span text:style-name="T170">01</text:span>35<text:span text:style-name="T170">1C</text:span></text:p>
          </table:table-cell>
          <table:table-cell table:style-name="Table4.A1" office:value-type="string">
            <text:p text:style-name="P90">TEST SUBCHANNEL returned a condition code of 2. <text:s/>Should not occur.</text:p>
          </table:table-cell>
        </table:table-row>
        <table:table-row>
          <table:table-cell table:style-name="Table4.A1" office:value-type="string">
            <text:p text:style-name="P115"><text:span text:style-name="T170">01</text:span>00<text:span text:style-name="T170">20</text:span></text:p>
          </table:table-cell>
          <table:table-cell table:style-name="Table4.A1" office:value-type="string">
            <text:p text:style-name="P91">Object module attempted to overlay <text:span text:style-name="T106">XCARD</text:span> or preserved values in high memory.</text:p>
          </table:table-cell>
        </table:table-row>
        <table:table-row>
          <table:table-cell table:style-name="Table4.A1" office:value-type="string">
            <text:p text:style-name="P116"><text:span text:style-name="T170">01</text:span>xx<text:span text:style-name="T170">24</text:span></text:p>
          </table:table-cell>
          <table:table-cell table:style-name="Table4.A1" office:value-type="string">
            <text:p text:style-name="P92">Channel error occurred during input/output operation. <text:s/><text:span text:style-name="T106">xx</text:span> indicates the channel status error condition(s).</text:p>
          </table:table-cell>
        </table:table-row>
        <table:table-row>
          <table:table-cell table:style-name="Table4.A1" office:value-type="string">
            <text:p text:style-name="P116"><text:span text:style-name="T170">01</text:span>xx<text:span text:style-name="T170">28</text:span></text:p>
          </table:table-cell>
          <table:table-cell table:style-name="Table4.A1" office:value-type="string">
            <text:p text:style-name="P92">Unit error occurred during input/output operation. <text:s/><text:span text:style-name="T106">xx</text:span> indicates the unit status error condition(s).</text:p>
          </table:table-cell>
        </table:table-row>
        <table:table-row>
          <table:table-cell table:style-name="Table4.A1" office:value-type="string">
            <text:p text:style-name="P117"><text:span text:style-name="T170">01</text:span>00<text:span text:style-name="T170">2C</text:span></text:p>
          </table:table-cell>
          <table:table-cell table:style-name="Table4.A1" office:value-type="string">
            <text:p text:style-name="P93">Physical end-of-file condition detected by device:</text:p>
            <text:list xml:id="list2129793269" text:style-name="L4">
              <text:list-item>
                <text:p text:style-name="P155">end of records on card device, or</text:p>
              </text:list-item>
              <text:list-item>
                <text:p text:style-name="P155">tape mark on a tape device.</text:p>
              </text:list-item>
            </text:list>
          </table:table-cell>
        </table:table-row>
      </table:table>
      <text:p text:style-name="Text_20_body"/>
      <text:h text:style-name="Heading_20_2" text:outline-level="2"><text:bookmark-start text:name="__RefHeading___Toc2497_2578122233"/>XCARDTST Termination Conditions<text:bookmark-end text:name="__RefHeading___Toc2497_2578122233"/></text:h>
      <text:p text:style-name="P188"><text:span text:style-name="T211">XCARDTST examines the state in which memory is passed to it by XCARD and inspects it for the conditions expected. <text:s/></text:span><text:span text:style-name="T103">Areas set by XCARDTST are not examined unless the content is part of the testing of XCARD. </text:span><text:span text:style-name="T211"><text:s/></text:span><text:span text:style-name="T101">XCARDTST always terminates in a disabled wait state. <text:s/>The following table describes the termination conditions. <text:s/>All but the first are considered abnormal.</text:span>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64">Abend Code</text:p>
            </table:table-cell>
            <table:table-cell table:style-name="Table6.A1" office:value-type="string">
              <text:p text:style-name="P164">Meaning</text:p>
            </table:table-cell>
          </table:table-row>
        </table:table-header-rows>
        <table:table-row>
          <table:table-cell table:style-name="Table6.A1" office:value-type="string">
            <text:p text:style-name="P160"><text:span text:style-name="T132">0</text:span><text:span text:style-name="T133">2</text:span><text:span text:style-name="T161">00</text:span><text:span text:style-name="T132">0</text:span><text:span text:style-name="T133">0</text:span></text:p>
          </table:table-cell>
          <table:table-cell table:style-name="Table6.A1" office:value-type="string">
            <text:p text:style-name="P157">Successful execution. <text:s/>All tests passed.</text:p>
          </table:table-cell>
        </table:table-row>
        <table:table-row>
          <table:table-cell table:style-name="Table6.A1" office:value-type="string">
            <text:p text:style-name="P160"><text:span text:style-name="T132">0</text:span><text:span text:style-name="T133">2</text:span><text:span text:style-name="T161">00</text:span><text:span text:style-name="T132">0</text:span><text:span text:style-name="T133">4</text:span></text:p>
          </table:table-cell>
          <table:table-cell table:style-name="Table6.A1" office:value-type="string">
            <text:p text:style-name="P157">I/O IPL device information not passed by XCARD.</text:p>
          </table:table-cell>
        </table:table-row>
        <table:table-row>
          <table:table-cell table:style-name="Table6.A1" office:value-type="string">
            <text:p text:style-name="P159"><text:span text:style-name="T170">0</text:span><text:span text:style-name="T173">2</text:span>00<text:span text:style-name="T173">0</text:span><text:span text:style-name="T170">8</text:span></text:p>
          </table:table-cell>
          <table:table-cell table:style-name="Table6.A1" office:value-type="string">
            <text:p text:style-name="P158">Area from real addresses X’8’ to X’67’ is not binary zeros. <text:s/>See general register 4 for the address of the first non zero byte encountered.</text:p>
          </table:table-cell>
        </table:table-row>
        <table:table-row>
          <table:table-cell table:style-name="Table6.A1" office:value-type="string">
            <text:p text:style-name="P160"><text:span text:style-name="T132">0</text:span><text:span text:style-name="T134">2</text:span><text:span text:style-name="T161">00</text:span><text:span text:style-name="T134">0C</text:span></text:p>
          </table:table-cell>
          <table:table-cell table:style-name="Table6.A1" office:value-type="string">
            <text:p text:style-name="P158">Area from real addresses X’70’ to X’B7’ is not binary zeros. <text:s/><text:span text:style-name="T3">See general register 4 for the address of the first non zero byte encountered.</text:span></text:p>
          </table:table-cell>
        </table:table-row>
        <table:table-row>
          <table:table-cell table:style-name="Table6.A1" office:value-type="string">
            <text:p text:style-name="P160"><text:span text:style-name="T132">0</text:span><text:span text:style-name="T134">2</text:span><text:span text:style-name="T161">00</text:span><text:span text:style-name="T134">10</text:span></text:p>
          </table:table-cell>
          <table:table-cell table:style-name="Table6.A1" office:value-type="string">
            <text:p text:style-name="P163"><text:span text:style-name="T102">Area from real addresses X’C4’ to X’2FF’ is not binary zeros. <text:s/></text:span><text:span text:style-name="T102">See general register 4 for the address of the first non zero byte encountered.</text:span></text:p>
          </table:table-cell>
        </table:table-row>
        <table:table-row>
          <table:table-cell table:style-name="Table6.A1" office:value-type="string">
            <text:p text:style-name="P160"><text:span text:style-name="T132">0</text:span><text:span text:style-name="T134">2</text:span><text:span text:style-name="T161">00</text:span><text:span text:style-name="T134">14</text:span></text:p>
          </table:table-cell>
          <table:table-cell table:style-name="Table6.A1" office:value-type="string">
            <text:p text:style-name="P163"><text:span text:style-name="T102">Area from real addresses X’428’ to X’FF5’ is not binary zeros. <text:s/></text:span><text:span text:style-name="T102">See general register 4 for the address of the first non zero byte encountered.</text:span></text:p>
          </table:table-cell>
        </table:table-row>
        <table:table-row>
          <table:table-cell table:style-name="Table6.A1" office:value-type="string">
            <text:p text:style-name="P160"><text:span text:style-name="T132">0</text:span><text:span text:style-name="T134">2</text:span><text:span text:style-name="T161">00</text:span><text:span text:style-name="T134">18</text:span></text:p>
          </table:table-cell>
          <table:table-cell table:style-name="Table6.A1" office:value-type="string">
            <text:p text:style-name="P163"><text:span text:style-name="T102">Area from real addresses X’103E’ to end-of-memory minus 6 is not binary zeros. <text:s/></text:span><text:span text:style-name="T102">See general register 4 for the address of the first non zero byte encountered.</text:span></text:p>
          </table:table-cell>
        </table:table-row>
        <table:table-row>
          <table:table-cell table:style-name="Table6.A1" office:value-type="string">
            <text:p text:style-name="P160"><text:span text:style-name="T132">0</text:span><text:span text:style-name="T134">2</text:span><text:span text:style-name="T126">0</text:span><text:span text:style-name="T161">0</text:span><text:span text:style-name="T134">1C</text:span></text:p>
          </table:table-cell>
          <table:table-cell table:style-name="Table6.A1" office:value-type="string">
            <text:p text:style-name="P158">Data between X’FF6’ and X’103D’ has been corrupted during object module loading.</text:p>
          </table:table-cell>
        </table:table-row>
        <table:table-row>
          <table:table-cell table:style-name="Table6.A1" office:value-type="string">
            <text:p text:style-name="P160"><text:span text:style-name="T129">0</text:span><text:span text:style-name="T135">2</text:span><text:span text:style-name="T126">0</text:span><text:span text:style-name="T125">0</text:span><text:span text:style-name="T135">28</text:span></text:p>
          </table:table-cell>
          <table:table-cell table:style-name="Table6.A1" office:value-type="string">
            <text:p text:style-name="P156">Unexpected program interruption. <text:s/>Program Old PSW at real address <text:span text:style-name="T106">000028</text:span></text:p>
          </table:table-cell>
        </table:table-row>
      </table:table>
      <text:p text:style-name="P144"/>
      <text:p text:style-name="P179"/>
      <text:h text:style-name="Heading_20_2" text:outline-level="2"><text:bookmark-start text:name="__RefHeading___Toc415_2360699541"/>With a <text:span text:style-name="T176">Mainframe </text:span>Virtual Machine<text:bookmark-end text:name="__RefHeading___Toc415_2360699541"/></text:h>
      <text:p text:style-name="P14">To be supplied</text:p>
      <text:h text:style-name="P149" text:outline-level="2"><text:bookmark-start text:name="__RefHeading___Toc417_2360699541"/><text:soft-page-break/><text:span text:style-name="T29">With a Mainframe </text:span><text:span text:style-name="T30">Logical Partition</text:span><text:bookmark-end text:name="__RefHeading___Toc417_2360699541"/></text:h>
      <text:p text:style-name="P14">To be supplied</text:p>
      <text:h text:style-name="P151" text:outline-level="2"><text:bookmark-start text:name="__RefHeading___Toc419_2360699541"/>With Hercules<text:bookmark-end text:name="__RefHeading___Toc419_2360699541"/></text:h>
      <text:p text:style-name="P33">SDL Hyperion 4.x or later is assumed to be the Hercules platform in use. <text:s/>Older versions, such as Hercules 3.13 are possible, but not discussed here. <text:s/><text:span text:style-name="T194">Execution of SDL Hyperion is on a non-mainframe system. <text:s/>A prerequisite for use of Hercules is that </text:span><text:span text:style-name="T202">Hercules </text:span><text:span text:style-name="T194">is installed on an available system, typically the same system as SATK.</text:span></text:p>
      <text:p text:style-name="P36">This section assumes that the <text:span text:style-name="T106">XCARD</text:span> IPL medium as a card deck is available. <text:s/>This is located in the <text:span text:style-name="T106">xcard/s390/xcard.deck</text:span> file. <text:s/>It also assumes that the object module to be booted by XCARD is available. <text:s/>The SATK assembler, ASMA, may be used to create this object module. <text:s/>See the ASMA manual for how to use the <text:span text:style-name="T106">-o</text:span> output option.</text:p>
      <text:h text:style-name="Heading_20_3" text:outline-level="3"><text:bookmark-start text:name="__RefHeading___Toc2036_2453983290"/>Testing XCARD<text:bookmark-end text:name="__RefHeading___Toc2036_2453983290"/></text:h>
      <text:p text:style-name="P35">The SATK <text:span text:style-name="T106">XCARD</text:span> directory already contains two IPL media ready for testing <text:span text:style-name="T106">XCARD</text:span>.</text:p>
      <text:list xml:id="list3989064900" text:style-name="L5">
        <text:list-item>
          <text:p text:style-name="P168"><text:span text:style-name="T106">load.deck</text:span> – the emulated virtual card deck file, and</text:p>
        </text:list-item>
        <text:list-item>
          <text:p text:style-name="P168"><text:span text:style-name="T106">load.aws</text:span> – the emulated virtual AWS tape file.</text:p>
        </text:list-item>
      </text:list>
      <text:p text:style-name="P37">Each file contains an IPL capable medium stream containing the <text:span text:style-name="T106">XCARD</text:span> eXtended LOADER and the test program object module booted by <text:span text:style-name="T106">XCARD</text:span>.</text:p>
      <text:p text:style-name="P37">The SATK <text:span text:style-name="T106">XCARD</text:span> directory also contains corresponding scripts for running the test program:</text:p>
      <text:list xml:id="list3672494292" text:style-name="L6">
        <text:list-item>
          <text:p text:style-name="P169"><text:span text:style-name="T106">iplc</text:span> – IPL’s <text:span text:style-name="T106">XCARD</text:span> and executes the test program from an emulated card deck file, and</text:p>
        </text:list-item>
        <text:list-item>
          <text:p text:style-name="P169"><text:span text:style-name="T106">iplt</text:span> – IPL’s <text:span text:style-name="T106">XCARD</text:span> and executes the test program from an emulated AWS tape file.</text:p>
        </text:list-item>
      </text:list>
      <text:p text:style-name="P37">Each script is accompanied by its corresponding Hercules run command file that performs the IPL and a configuration file for the IPL medium being used.</text:p>
      <text:p text:style-name="P73"><text:span text:style-name="T97">Use</text:span><text:span text:style-name="T98"> </text:span><text:span text:style-name="T155">iplc</text:span><text:span text:style-name="T98"> or </text:span><text:span text:style-name="T155">iplt</text:span><text:span text:style-name="T98"> </text:span><text:span text:style-name="T97">with any local modifications </text:span><text:span text:style-name="T98">from the SATK </text:span><text:span text:style-name="T155">xcard/s390</text:span><text:span text:style-name="T98"> directory to test </text:span><text:span text:style-name="T155">XCARD</text:span><text:span text:style-name="T98">.</text:span></text:p>
      <text:h text:style-name="Heading_20_3" text:outline-level="3"><text:bookmark-start text:name="__RefHeading___Toc8140_1101125312"/><text:span text:style-name="T65">Emulated Card Deck</text:span> Preparation<text:bookmark-end text:name="__RefHeading___Toc8140_1101125312"/></text:h>
      <text:p text:style-name="P27"><text:span text:style-name="T106">XCARD</text:span> is available when SATK is installed. <text:s/>The object module booted by <text:span text:style-name="T106">XCARD</text:span> can be produced by using the <text:span text:style-name="T106">-o</text:span> output option of the SATK supplied assembler, ASMA. <text:s/><text:span text:style-name="T196">For details refer to the SATK ASMA documentation. <text:s/>The object module can be created using other assemblers, but must eventually reside on the SATK installed platform.</text:span></text:p>
      <text:p text:style-name="P57"><text:soft-page-break/><text:span text:style-name="T74">Combining the two output files into a single card deck uses the SATK </text:span><text:span text:style-name="T140">deck.py</text:span><text:span text:style-name="T74"> utility. <text:s/>The utility is found at </text:span><text:span text:style-name="T140">tools/deck.py</text:span><text:span text:style-name="T74"> within SATK. <text:s/>Refer to Appendix C of the IPLASMA documentation for details on the </text:span><text:span text:style-name="T140">deck.py</text:span><text:span text:style-name="T74"> utility.</text:span></text:p>
      <text:p text:style-name="P28">Other platform specific tools may be available to accomplish the same task.</text:p>
      <text:p text:style-name="P58"><text:span text:style-name="T3">An example of creating the emulated card deck using </text:span><text:span text:style-name="T106">deck.py</text:span><text:span text:style-name="T3"> is below.</text:span></text:p>
      <text:p text:style-name="P128">deck.py --card load.deck --boot <text:span text:style-name="T197">xcard.deck module.deck</text:span></text:p>
      <text:p text:style-name="P138"><text:span text:style-name="T75">The emulated deck is the file </text:span><text:span text:style-name="T141">load.deck</text:span><text:span text:style-name="T75">. <text:s/>The two input files, the boot loader (</text:span><text:span text:style-name="T141">xcard.deck</text:span><text:span text:style-name="T75">) and object module (</text:span><text:span text:style-name="T141">module.deck</text:span><text:span text:style-name="T75">) are combined into the single output file emulating a card deck.</text:span></text:p>
      <text:p text:style-name="P139"><text:span text:style-name="T75">U</text:span><text:span text:style-name="T3">se the </text:span><text:span text:style-name="T106">DECKS</text:span><text:span text:style-name="T3"> environment variable directory search sequence to aid in </text:span><text:span text:style-name="T76">locating the </text:span><text:span text:style-name="T3">input file</text:span><text:span text:style-name="T76">s.</text:span></text:p>
      <text:p text:style-name="P141"><text:span text:style-name="T76">T</text:span><text:span text:style-name="T3">he supplied script </text:span><text:span text:style-name="T106">card</text:span><text:span text:style-name="T3"> will create the virtual card medium used to test </text:span><text:span text:style-name="T106">XCARD</text:span><text:span text:style-name="T3">.</text:span></text:p>
      <text:h text:style-name="P152" text:outline-level="3"><text:bookmark-start text:name="__RefHeading___Toc8142_1101125312"/><text:span text:style-name="T67">Virtual </text:span><text:span text:style-name="T66">Tape (AWS)</text:span> Preparation<text:bookmark-end text:name="__RefHeading___Toc8142_1101125312"/></text:h>
      <text:p text:style-name="P26">While other tools may exist to create the emulated card deck, <text:span text:style-name="T106">deck.py</text:span> is likely the easiest (your mileage may of course vary) to create the AWS virtual tape file. <text:s/>Changing one option in the above example accomplishes the task:</text:p>
      <text:p text:style-name="P131"><text:span text:style-name="T140">deck.py --</text:span><text:span text:style-name="T141">tape</text:span><text:span text:style-name="T140"> load.</text:span><text:span text:style-name="T141">aws</text:span><text:span text:style-name="T140"> --boot </text:span><text:span text:style-name="T141">xcard.deck module.deck</text:span></text:p>
      <text:p text:style-name="P59"><text:span text:style-name="T71">Instead of an emulated card deck, </text:span><text:span text:style-name="T143">--tape</text:span><text:span text:style-name="T71"> produces the </text:span><text:span text:style-name="T70">AWS virtual tape </text:span><text:span text:style-name="T71">file. <text:s/>All virtual tape</text:span><text:span text:style-name="T70"> files must end with the </text:span><text:span text:style-name="T142">.aws</text:span><text:span text:style-name="T70"> file extension.</text:span></text:p>
      <text:p text:style-name="P29">A second option is to convert the emulated card deck directly into the virtual tape file:</text:p>
      <text:p text:style-name="P132"><text:span text:style-name="T140">deck.py --</text:span><text:span text:style-name="T141">tape</text:span><text:span text:style-name="T140"> load.</text:span><text:span text:style-name="T141">aws </text:span><text:span text:style-name="T106">load</text:span><text:span text:style-name="T141">.deck</text:span></text:p>
      <text:p text:style-name="P139"><text:span text:style-name="T75">T</text:span><text:span text:style-name="T3">his option assumes the emulated card deck already exists.</text:span></text:p>
      <text:p text:style-name="P140"><text:span text:style-name="T75">U</text:span><text:span text:style-name="T3">se the </text:span><text:span text:style-name="T106">DECKS</text:span><text:span text:style-name="T3"> environment variable directory search sequence to aid in </text:span><text:span text:style-name="T76">locating the </text:span><text:span text:style-name="T3">input file</text:span><text:span text:style-name="T76">s.</text:span></text:p>
      <text:p text:style-name="P142"><text:span text:style-name="T76">The supplied script </text:span><text:span text:style-name="T150">tape</text:span><text:span text:style-name="T76"> will create the virtual </text:span><text:span text:style-name="T79">AWS tape</text:span><text:span text:style-name="T76"> medium used to test </text:span><text:span text:style-name="T149">XCARD</text:span><text:span text:style-name="T76">.</text:span></text:p>
      <text:h text:style-name="Heading_20_3" text:outline-level="3"><text:bookmark-start text:name="__RefHeading___Toc8424_1101125312"/>Hercules Configuration <text:span text:style-name="T199">and IPL</text:span><text:bookmark-end text:name="__RefHeading___Toc8424_1101125312"/></text:h>
      <text:p text:style-name="P137">Whichever IPL medium is in use, the emulating file must be identified in the Hercules configuration file.</text:p>
      <text:p text:style-name="P137">For an emulated card deck use:</text:p>
      <text:p text:style-name="P129"><text:soft-page-break/>000C 3505 load.deck eof ebcdic</text:p>
      <text:p text:style-name="P137">For a virtual tape file use:</text:p>
      <text:p text:style-name="P129"><text:bookmark-start text:name="__DdeLink__1827_3622770983"/>0120 3420 <text:span text:style-name="T198">load</text:span>.aws<text:bookmark-end text:name="__DdeLink__1827_3622770983"/></text:p>
      <text:p text:style-name="P134">Hercules supports Optical Media Attach (OMA) virtual tape files. <text:s/>Such files will <text:span text:style-name="T170">not</text:span> work because each individual file specified in the Tape Descriptor File (TDF) is treated as a separate file on the virtual tape. <text:s/><text:span text:style-name="T106">XCARD</text:span> requires the <text:span text:style-name="T106">XCARD</text:span> loader and the object module to be in the same “file”.</text:p>
      <text:p text:style-name="P136">SDL Hyperion allows for the bypass of the <text:span text:style-name="T106">deck.py</text:span> utility for an emulated card deck. <text:s/>Multiple files may be specified in the Hercules configuration file. <text:s/>Hercules will automatically combine the multiple files into a single deck as presented to <text:span text:style-name="T106">XCARD</text:span>. <text:s/>Use this configuration statement for this purpose:</text:p>
      <text:p text:style-name="P133"><text:span text:style-name="T144">000C 3505 </text:span><text:span text:style-name="T145">xcard</text:span><text:span text:style-name="T144">.deck </text:span><text:span text:style-name="T145">module.deck multifile</text:span><text:span text:style-name="T144"> eof ebcdic</text:span></text:p>
      <text:p text:style-name="P135">To perform the IPL function with the device containing the IPL medium, issue manually or by means of a Hercules <text:span text:style-name="T200">run </text:span>command file <text:span text:style-name="T206">an </text:span><text:span text:style-name="T106">ipl</text:span> command <text:span text:style-name="T206">similar to these</text:span>:</text:p>
      <text:p text:style-name="P130">ipl 00c <text:span text:style-name="T78">(for the card deck IPL)</text:span></text:p>
      <text:p text:style-name="P135">or</text:p>
      <text:p text:style-name="P130">ipl 120 <text:span text:style-name="T78">(for the AWS tape file IPL)</text:span></text:p>
      <text:p text:style-name="P135">using the preceding configuration statement examples.</text:p>
      <text:p text:style-name="P143"><text:span text:style-name="T82">See the section “Testing XCARD” for details on the supplied Hercules related files </text:span><text:span text:style-name="T81">used to test</text:span><text:span text:style-name="T82"> <text:s/></text:span><text:span text:style-name="T152">XCARD</text:span><text:span text:style-name="T82">.</text:span></text:p>
      <text:h text:style-name="P148" text:outline-level="1"><text:bookmark-start text:name="__RefHeading___Toc421_2360699541"/>Memory Usage<text:bookmark-end text:name="__RefHeading___Toc421_2360699541"/></text:h>
      <text:p text:style-name="P14">This section describes how memory is used by XCARD. <text:s/><text:span text:style-name="T177">XCARD executes in two locations:</text:span></text:p>
      <text:list xml:id="list2130256249" text:style-name="L7">
        <text:list-item>
          <text:p text:style-name="P181"><text:span text:style-name="T35">Low memory starting at address X’0’ </text:span><text:span text:style-name="T25">loaded by the IPL function, and</text:span></text:p>
        </text:list-item>
        <text:list-item>
          <text:p text:style-name="P170">High memory into which XCARD relocates itself.</text:p>
        </text:list-item>
      </text:list>
      <text:p text:style-name="P41"><text:span text:style-name="T25">The </text:span><text:span text:style-name="T35">XCARD processing that actually loads an </text:span><text:span text:style-name="T25">object module occurs </text:span><text:span text:style-name="T26">exclusively </text:span><text:span text:style-name="T25">in the high memory locations. <text:s/></text:span><text:span text:style-name="T26">Additionally, during the loading of the object module, </text:span><text:span text:style-name="T118">XCARD</text:span><text:span text:style-name="T26"> must make use of the first memory page when loading the individual object module cards (or records in the case of an AWS tape file). <text:s/>To allow the object module to initialize this same memory area while </text:span><text:span text:style-name="T118">XCARD</text:span><text:span text:style-name="T26"> uses it, a surrogate page 0 is established by </text:span><text:span text:style-name="T118">XCARD</text:span><text:span text:style-name="T26">. <text:s/>Object module content destined for page 0 is placed in the surrogate </text:span><text:span text:style-name="T38">page</text:span><text:span text:style-name="T26">. <text:s/></text:span><text:span text:style-name="T38">The surrogate page is similar to a prefix page in concept but without the use of the </text:span><text:span text:style-name="T117">SET</text:span><text:span text:style-name="T38"> </text:span><text:span text:style-name="T117">PREFIX</text:span><text:span text:style-name="T38"> instruction.</text:span><text:span text:style-name="T26"> <text:s/>Once </text:span><text:span text:style-name="T118">XCARD</text:span><text:span text:style-name="T26"> ceases use of page 0, it will replace its own contents of page 0 with that loaded in</text:span><text:span text:style-name="T35">to</text:span><text:span text:style-name="T26"> the surrogate page.</text:span></text:p>
      <text:p text:style-name="P42"><text:span text:style-name="T26">In the interests of reducing the number of cards/records loaded during the IPL process, XCARD uses dynamic areas without including the content in the IPL stream. <text:s/>This area is allocated at addresses higher than </text:span><text:span text:style-name="T118">XCARD</text:span><text:span text:style-name="T26"> after it </text:span><text:span text:style-name="T104">has</text:span><text:span text:style-name="T26"> “moved”.</text:span></text:p>
      <text:p text:style-name="P43"><text:span text:style-name="T28">The followed two diagrams illustrate </text:span><text:span text:style-name="T114">NCARD</text:span><text:span text:style-name="T28">’s use of memory, not drawn to any scale. <text:s/></text:span><text:span text:style-name="T32">Hexadecimal memory addresses are contained in the top line. <text:s/></text:span><text:span text:style-name="T26">A</text:span><text:span text:style-name="T3">reas in green can be loaded by the booted object module. <text:s/>Areas in red can not be altered by the object module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column table:style-name="Table2.A"/>
        <table:table-column table:style-name="Table2.E"/>
        <table:table-column table:style-name="Table2.A"/>
        <table:table-column table:style-name="Table2.I"/>
        <table:table-row>
          <table:table-cell table:style-name="Table2.A1" office:value-type="string">
            <text:p text:style-name="P97">0</text:p>
          </table:table-cell>
          <table:table-cell table:style-name="Table2.A1" office:value-type="string">
            <text:p text:style-name="P104">A</text:p>
          </table:table-cell>
          <table:table-cell table:style-name="Table2.A1" office:value-type="string">
            <text:p text:style-name="P104">B</text:p>
          </table:table-cell>
          <table:table-cell table:style-name="Table2.A1" office:value-type="string">
            <text:p text:style-name="P95"/>
          </table:table-cell>
          <table:table-cell table:style-name="Table2.A1" office:value-type="string">
            <text:p text:style-name="P95"/>
          </table:table-cell>
          <table:table-cell table:style-name="Table2.A1" office:value-type="string">
            <text:p text:style-name="P95"/>
          </table:table-cell>
          <table:table-cell table:style-name="Table2.A1" office:value-type="string">
            <text:p text:style-name="P102">X</text:p>
          </table:table-cell>
          <table:table-cell table:style-name="Table2.A1" office:value-type="string">
            <text:p text:style-name="P102">Y</text:p>
          </table:table-cell>
          <table:table-cell table:style-name="Table2.A1" office:value-type="string">
            <text:p text:style-name="P98"><text:span text:style-name="T178">Z <text:s text:c="5"/></text:span>EOM</text:p>
          </table:table-cell>
        </table:table-row>
        <table:table-row table:style-name="Table2.2">
          <table:table-cell table:style-name="Table2.A2" office:value-type="string">
            <text:p text:style-name="P84"><text:span text:style-name="T106">NCARD</text:span><text:span text:style-name="T3"> </text:span><text:span text:style-name="T34">IPL</text:span></text:p>
          </table:table-cell>
          <table:table-cell table:style-name="Table2.B2" office:value-type="string">
            <text:p text:style-name="P96">SCCB</text:p>
          </table:table-cell>
          <table:table-cell table:style-name="Table2.B2" office:value-type="string">
            <text:p text:style-name="P96"/>
          </table:table-cell>
          <table:table-cell table:style-name="Table2.F2" office:value-type="string">
            <text:p text:style-name="Table_20_Contents"/>
          </table:table-cell>
          <table:table-cell table:style-name="Table2.G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  <table:table-cell table:style-name="Table2.G2" office:value-type="string">
            <text:p text:style-name="P84">Page 0 Surrogate</text:p>
          </table:table-cell>
          <table:table-cell table:style-name="Table2.H2" office:value-type="string">
            <text:p text:style-name="P85"><text:span text:style-name="T106">NCARD</text:span> </text:p>
            <text:p text:style-name="P85">IPL COPY</text:p>
          </table:table-cell>
          <table:table-cell table:style-name="Table2.I2" office:value-type="string">
            <text:p text:style-name="P84"><text:span text:style-name="T106">NCARD</text:span> Dummy</text:p>
          </table:table-cell>
        </table:table-row>
      </table:table>
      <text:p text:style-name="P15"/>
      <text:p text:style-name="P45"><text:span text:style-name="T36">The 4096 bytes starting </text:span><text:span text:style-name="T35">at area A</text:span><text:span text:style-name="T36"> </text:span><text:span text:style-name="T35">is </text:span><text:span text:style-name="T36">temporarily </text:span><text:span text:style-name="T37">used </text:span><text:span text:style-name="T36">to determine the size of available memory. <text:s/></text:span><text:span text:style-name="T34">A</text:span><text:span text:style-name="T36">fter</text:span><text:span text:style-name="T34">wards</text:span><text:span text:style-name="T36"> the entire </text:span><text:span text:style-name="T35">area A is</text:span><text:span text:style-name="T36"> set to binary zeros.</text:span></text:p>
      <text:p text:style-name="P60"><text:span text:style-name="T37">A</text:span><text:span text:style-name="T32">ddresses </text:span><text:span text:style-name="T115">A</text:span><text:span text:style-name="T37">, </text:span><text:span text:style-name="T115">B</text:span><text:span text:style-name="T37">, </text:span><text:span text:style-name="T116">X</text:span><text:span text:style-name="T32">, </text:span><text:span text:style-name="T116">Y</text:span><text:span text:style-name="T32">, and </text:span><text:span text:style-name="T116">Z</text:span><text:span text:style-name="T32"> are determined during </text:span><text:span text:style-name="T116">XCARD</text:span><text:span text:style-name="T32"> execution. <text:s/></text:span><text:span text:style-name="T115">A</text:span><text:span text:style-name="T37">, </text:span><text:span text:style-name="T115">B</text:span><text:span text:style-name="T37">, </text:span><text:span text:style-name="T116">X</text:span><text:span text:style-name="T32"> and </text:span><text:span text:style-name="T116">Y</text:span><text:span text:style-name="T32"> are always on page boundaries. <text:s/></text:span><text:span text:style-name="T116">Z</text:span><text:span text:style-name="T32"> </text:span><text:span text:style-name="T35">starts when</text:span><text:span text:style-name="T32"> </text:span><text:span text:style-name="T116">Y</text:span><text:span text:style-name="T32"> ends. <text:s/></text:span><text:span text:style-name="T105">Because XCARD uses memory dynamically, t</text:span><text:span text:style-name="T72">his description of memory usage is in terms of variable locations. However, in practical terms:</text:span></text:p>
      <text:list xml:id="list3593618507" text:style-name="L8">
        <text:list-item>
          <text:p text:style-name="P183"><text:span text:style-name="T106">A</text:span><text:span text:style-name="T3"> is at X’1000’,</text:span></text:p>
        </text:list-item>
        <text:list-item>
          <text:p text:style-name="P183"><text:span text:style-name="T106">B</text:span><text:span text:style-name="T3"> is at X’2000’,</text:span></text:p>
        </text:list-item>
        <text:list-item>
          <text:p text:style-name="P182"><text:span text:style-name="T146">X</text:span><text:span text:style-name="T72"> is at the end-of-memory less 8,191 bytes,</text:span></text:p>
        </text:list-item>
        <text:list-item>
          <text:p text:style-name="P183"><text:span text:style-name="T106">Y</text:span><text:span text:style-name="T3"> is at the end-of-memory less 4,095 bytes, and</text:span></text:p>
        </text:list-item>
        <text:list-item>
          <text:p text:style-name="P183"><text:soft-page-break/><text:span text:style-name="T106">Z</text:span><text:span text:style-name="T3"> immediately follows Y.</text:span></text:p>
        </text:list-item>
      </text:list>
      <text:p text:style-name="P44"><text:span text:style-name="T28">The green areas now identify the portion</text:span><text:span text:style-name="T31">s</text:span><text:span text:style-name="T28"> of memory</text:span><text:span text:style-name="T32"> </text:span><text:span text:style-name="T28">loaded from the object module. <text:s/>Those in white have been </text:span><text:span text:style-name="T31">set</text:span><text:span text:style-name="T28"> to binary zeros.</text:span>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 table:number-columns-repeated="5"/>
        <table:table-column table:style-name="Table3.J"/>
        <table:table-row>
          <table:table-cell table:style-name="Table3.A1" office:value-type="string">
            <text:p text:style-name="P97">0</text:p>
          </table:table-cell>
          <table:table-cell table:style-name="Table3.A1" office:value-type="string">
            <text:p text:style-name="P102">1000</text:p>
          </table:table-cell>
          <table:table-cell table:style-name="Table3.A1" office:value-type="string">
            <text:p text:style-name="P101"><text:span text:style-name="T178">2</text:span>000</text:p>
          </table:table-cell>
          <table:table-cell table:style-name="Table3.A1" office:value-type="string">
            <text:p text:style-name="P103">3000</text:p>
          </table:table-cell>
          <table:table-cell table:style-name="Table3.A1" office:value-type="string">
            <text:p text:style-name="P100"/>
          </table:table-cell>
          <table:table-cell table:style-name="Table3.A1" office:value-type="string">
            <text:p text:style-name="P100"/>
          </table:table-cell>
          <table:table-cell table:style-name="Table3.A1" office:value-type="string">
            <text:p text:style-name="P100"/>
          </table:table-cell>
          <table:table-cell table:style-name="Table3.A1" office:value-type="string">
            <text:p text:style-name="P103">X</text:p>
          </table:table-cell>
          <table:table-cell table:style-name="Table3.A1" office:value-type="string">
            <text:p text:style-name="P103">Y</text:p>
          </table:table-cell>
          <table:table-cell table:style-name="Table3.A1" office:value-type="string">
            <text:p text:style-name="P99"><text:span text:style-name="T179">Z <text:s text:c="5"/></text:span>EOM</text:p>
          </table:table-cell>
        </table:table-row>
        <table:table-row table:style-name="Table3.2">
          <table:table-cell table:style-name="Table3.A2" office:value-type="string">
            <text:p text:style-name="P83">Page 0 Surro-gate</text:p>
          </table:table-cell>
          <table:table-cell table:style-name="Table3.A2" office:value-type="string">
            <text:p text:style-name="P82"/>
          </table:table-cell>
          <table:table-cell table:style-name="Table3.A2" office:value-type="string">
            <text:p text:style-name="P118"/>
          </table:table-cell>
          <table:table-cell table:style-name="Table3.A2" office:value-type="string">
            <text:p text:style-name="P118"/>
          </table:table-cell>
          <table:table-cell table:style-name="Table3.A2" office:value-type="string">
            <text:p text:style-name="P118"/>
          </table:table-cell>
          <table:table-cell table:style-name="Table3.A2" office:value-type="string">
            <text:p text:style-name="P118"/>
          </table:table-cell>
          <table:table-cell table:style-name="Table3.A2" office:value-type="string">
            <text:p text:style-name="P118"/>
          </table:table-cell>
          <table:table-cell table:style-name="Table3.H2" office:value-type="string">
            <text:p text:style-name="P81"/>
          </table:table-cell>
          <table:table-cell table:style-name="Table3.H2" office:value-type="string">
            <text:p text:style-name="P81"/>
          </table:table-cell>
          <table:table-cell table:style-name="Table3.H2" office:value-type="string">
            <text:p text:style-name="P81"/>
          </table:table-cell>
        </table:table-row>
      </table:table>
      <text:p text:style-name="P127"/>
      <text:p text:style-name="P8">From the viewpoint of the booted object module, all addresses from X’0’ through X-1 can be initialized by the module. <text:s/>Addresses <text:span text:style-name="T106">X</text:span> through <text:span text:style-name="T106">EOM</text:span>-<text:span text:style-name="T185">6</text:span> are set to binary zeros <text:span text:style-name="T180">before transferring control to the booted object module</text:span>. <text:s/><text:span text:style-name="T181">The last </text:span><text:span text:style-name="T185">six</text:span><text:span text:style-name="T181"> bytes are used to transfer control to the booted object module </text:span><text:span text:style-name="T189">as</text:span><text:span text:style-name="T185"> described in the “Transfer Control” section</text:span><text:span text:style-name="T181">.</text:span></text:p>
      <text:p text:style-name="P61"><text:span text:style-name="T114">XCARD</text:span><text:span text:style-name="T28"> has loaded the object module and then disappears from memory. <text:s/>The small exception is </text:span><text:span text:style-name="T57">six</text:span><text:span text:style-name="T28"> bytes at the end of memory </text:span><text:span text:style-name="T33">used by </text:span><text:span text:style-name="T119">XCARD</text:span><text:span text:style-name="T33"> to transfer control to the booted object module</text:span><text:span text:style-name="T28">.</text:span></text:p>
      <text:p text:style-name="P62"><text:span text:style-name="T28">O</text:span><text:span text:style-name="T73">n ESA/390 systems residing on a z/Architecture capable environment, reported memory size may exceed the ability of the ESA/390 XCARD program accessing memory with 31-bit address mode. <text:s/>In this case, end-of-memory is forced to be the end of two gigabytes of memory regardless of the memory configured for the environment.</text:span></text:p>
      <text:p text:style-name="P16"/>
      <text:p text:style-name="P16"/>
      <text:h text:style-name="P148" text:outline-level="1"><text:bookmark-start text:name="__RefHeading___Toc768_578696052"/><text:span text:style-name="T28">T</text:span><text:span text:style-name="T3">ransferring Control</text:span><text:bookmark-end text:name="__RefHeading___Toc768_578696052"/></text:h>
      <text:p text:style-name="P19">XCARD <text:span text:style-name="T15">never</text:span> changes <text:span text:style-name="T183">the system </text:span>architecture from that encountered when the IPL function is performed. <text:s/><text:span text:style-name="T183">If an architecture change is required by a booted object module, the module must perform the change itself.</text:span></text:p>
      <text:p text:style-name="P20">The following sections describe the content upon entry to the booted object module of the:</text:p>
      <text:list xml:id="list155206191" text:style-name="L9">
        <text:list-item>
          <text:p text:style-name="P171">Program Status Word,</text:p>
        </text:list-item>
        <text:list-item>
          <text:p text:style-name="P171">Control Registers,</text:p>
        </text:list-item>
        <text:list-item>
          <text:p text:style-name="P172">General Registers, </text:p>
        </text:list-item>
        <text:list-item>
          <text:p text:style-name="P173">Main Storage (Memory),</text:p>
        </text:list-item>
        <text:list-item>
          <text:p text:style-name="P171">Storage Keys, <text:span text:style-name="T187">and</text:span></text:p>
        </text:list-item>
        <text:list-item>
          <text:p text:style-name="P174">Input/Output System</text:p>
        </text:list-item>
      </text:list>
      <text:p text:style-name="P49"><text:span text:style-name="T49">In general, the </text:span><text:span text:style-name="T18">CPU</text:span><text:span text:style-name="T49"> has the state as expected </text:span><text:span text:style-name="T52">following</text:span><text:span text:style-name="T49"> reset</text:span><text:span text:style-name="T52">s</text:span><text:span text:style-name="T49"> </text:span><text:span text:style-name="T52">for the following components:</text:span></text:p>
      <text:list xml:id="list261108670" text:style-name="L10">
        <text:list-item>
          <text:p text:style-name="P175">General Registers (Initial CPU Reset),</text:p>
        </text:list-item>
        <text:list-item>
          <text:p text:style-name="P175">Floating Point Registers (Initial CPU Reset) – <text:span text:style-name="T186">not used by </text:span><text:span text:style-name="T121">XCARD</text:span>,</text:p>
        </text:list-item>
        <text:list-item>
          <text:p text:style-name="P175">Access Control Registers (Initial CPU Reset) – <text:span text:style-name="T186">not used by </text:span><text:span text:style-name="T121">XCARD</text:span>,</text:p>
        </text:list-item>
        <text:list-item>
          <text:p text:style-name="P176">Control Registers (Initial CPU Reset), </text:p>
        </text:list-item>
        <text:list-item>
          <text:p text:style-name="P176"><text:span text:style-name="T189">Vector Registers (Initial CPU Reset) – not used by XCARD, </text:span>and</text:p>
        </text:list-item>
        <text:list-item>
          <text:p text:style-name="P175">Prefix Register (CPU Reset) – <text:span text:style-name="T186">not used by </text:span><text:span text:style-name="T121">XCARD</text:span>.</text:p>
        </text:list-item>
      </text:list>
      <text:p text:style-name="P50"><text:span text:style-name="T50">C</text:span><text:span text:style-name="T3">lock related registers are not altered by </text:span><text:span text:style-name="T106">XCARD</text:span><text:span text:style-name="T3">. <text:s/>No attempt is made by </text:span><text:span text:style-name="T106">XCARD</text:span><text:span text:style-name="T3"> to create the conditions following a Subsystem Reset or storage changes made by a Clear Reset. <text:s/></text:span><text:span text:style-name="T54">Refer to the relevant </text:span><text:span text:style-name="T45">Principles of Operation</text:span><text:span text:style-name="T54"> manual for reset details.</text:span></text:p>
      <text:h text:style-name="Heading_20_2" text:outline-level="2"><text:bookmark-start text:name="__RefHeading___Toc957_3105290184"/>Program Status Word Content<text:bookmark-end text:name="__RefHeading___Toc957_3105290184"/></text:h>
      <text:p text:style-name="P18">Transferring control to the booted object module uses a <text:span text:style-name="T106">LOAD</text:span> <text:span text:style-name="T106">PSW</text:span> instruction in the last four bytes of available memory. <text:s/>The program status word made active by this instruction <text:span text:style-name="T184">must be</text:span> <text:span text:style-name="T184">located</text:span> at memory address X’0’ as would an IPL PSW or a Restart New PSW. <text:s/><text:span text:style-name="T182">The booted program is expected to place into this address a PSW </text:span><text:span text:style-name="T184">during the booting process</text:span><text:span text:style-name="T182">. <text:s/>If </text:span><text:span text:style-name="T205">the booted program</text:span><text:span text:style-name="T182"> fails to do so, an error condition occurs.</text:span></text:p>
      <text:p text:style-name="P46"><text:soft-page-break/><text:span text:style-name="T39">The PSW loaded from address X’0’ dictates the </text:span><text:span text:style-name="T47">operational state upon entry to the booted object module. </text:span><text:span text:style-name="T39"><text:s/></text:span><text:span text:style-name="T47">This includes, but is not limited to, the </text:span><text:span text:style-name="T39">PSW format, </text:span><text:span text:style-name="T51">system mask</text:span><text:span text:style-name="T39"> and address mode. <text:s/></text:span><text:span text:style-name="T51">Refer to the relevant </text:span><text:span text:style-name="T44">Principles of Operation</text:span><text:span text:style-name="T51"> manual for details on the PSW format </text:span><text:span text:style-name="T77">and content</text:span><text:span text:style-name="T51">.</text:span></text:p>
      <text:h text:style-name="Heading_20_2" text:outline-level="2"><text:bookmark-start text:name="__RefHeading___Toc847_3105290184"/>Control Register Content<text:bookmark-end text:name="__RefHeading___Toc847_3105290184"/></text:h>
      <text:p text:style-name="P48"><text:span text:style-name="T40">When control is transferred, </text:span><text:span text:style-name="T46">any altered </text:span><text:span text:style-name="T40">control registers </text:span><text:span text:style-name="T41">have been</text:span><text:span text:style-name="T40"> restored to their initial values as dictated by the architecture in which the IPL occurs. <text:s/></text:span><text:span text:style-name="T50">Initial values are </text:span><text:span text:style-name="T40">defined by the relevant </text:span><text:span text:style-name="T43">Principle of Operation</text:span><text:span text:style-name="T40"> manual. <text:s/>A</text:span><text:span text:style-name="T41">ll other Control Registers remain as initialized by the CPU reset occurring as part of the IPL function.</text:span></text:p>
      <text:p text:style-name="P63"><text:span text:style-name="T40">I</text:span><text:span text:style-name="T50">n systems not supporting a Channel Subsystem, </text:span><text:span text:style-name="T148">XCARD</text:span><text:span text:style-name="T50"> resets Control Register 2 to binary zeros. <text:s/>Control Register 2 contains the channel interruption mask. <text:s/></text:span><text:span text:style-name="T77">All</text:span><text:span text:style-name="T50"> I/O interruption</text:span><text:span text:style-name="T77">s</text:span><text:span text:style-name="T50"> from a</text:span><text:span text:style-name="T77">ny</text:span><text:span text:style-name="T50"> channel is inhibited when this mask is reset to 0.</text:span></text:p>
      <text:p text:style-name="P52"><text:span text:style-name="T40">In systems supporting a Channel Subsystem, </text:span><text:span text:style-name="T120">XCARD</text:span><text:span text:style-name="T40"> resets Control Register 6 to binary zeros. <text:s/>Control Register 6 cont</text:span><text:span text:style-name="T46">ains</text:span><text:span text:style-name="T40"> the I/O interruption subclass mask. <text:s/>Any I/O interruption from the Channel Subsystem is inhibited when this mask is set to 0.</text:span></text:p>
      <text:h text:style-name="Heading_20_2" text:outline-level="2"><text:bookmark-start text:name="__RefHeading___Toc849_3105290184"/>General Register Content<text:bookmark-end text:name="__RefHeading___Toc849_3105290184"/></text:h>
      <text:p text:style-name="P51"><text:span text:style-name="T46">All</text:span><text:span text:style-name="T41"> General Registers </text:span><text:span text:style-name="T46">are reset to their expected value following a</text:span><text:span text:style-name="T53">n Initial</text:span><text:span text:style-name="T46"> CPU </text:span><text:span text:style-name="T53">R</text:span><text:span text:style-name="T46">eset. <text:s/>All general registers contain binary zeros </text:span><text:span text:style-name="T77">on entry to the booted object module</text:span><text:span text:style-name="T46">.</text:span></text:p>
      <text:h text:style-name="Heading_20_2" text:outline-level="2"><text:bookmark-start text:name="__RefHeading___Toc1110_2237851231"/><text:span text:style-name="T46">M</text:span><text:span text:style-name="T3">ain Storage Content</text:span><text:bookmark-end text:name="__RefHeading___Toc1110_2237851231"/></text:h>
      <text:p text:style-name="P30"><text:span text:style-name="T188">M</text:span>emory content is described <text:span text:style-name="T188">in </text:span>the previous section “Memory Usage.” <text:s text:c="2"/>Memory content <text:span text:style-name="T188">following </text:span><text:span text:style-name="T147">XCARD</text:span> is that specified by the booted object module. <text:s/>All locations not loaded by the object module contain binary zeros with the exception of the last 6 bytes of available memory.</text:p>
      <text:p text:style-name="P32">Following the loading of the object module’s content, the assigned storage areas for the IPL device’s interruption information are passed to the object module. <text:s/>This will overlay any content loaded into these areas by the object module in the same manner as would occur during the IPL function.</text:p>
      <text:p text:style-name="P31">The <text:span text:style-name="T201">IPL device information</text:span> is passed <text:span text:style-name="T201">at these locations</text:span>:</text:p>
      <text:list xml:id="list2944910727" text:style-name="L11">
        <text:list-item>
          <text:p text:style-name="P177"><text:span text:style-name="T106">X’B8’</text:span> – IPL device Subsystem Identification Word,</text:p>
        </text:list-item>
        <text:list-item>
          <text:p text:style-name="P177"><text:span text:style-name="T106">X’BC’</text:span> – IPL device Interruption Parameter, and</text:p>
        </text:list-item>
        <text:list-item>
          <text:p text:style-name="P177"><text:span text:style-name="T106">X’C0’</text:span> – IPL device Interruption Identification.</text:p>
        </text:list-item>
      </text:list>
      <text:h text:style-name="Heading_20_2" text:outline-level="2"><text:bookmark-start text:name="__RefHeading___Toc851_3105290184"/><text:soft-page-break/><text:span text:style-name="T46">S</text:span><text:span text:style-name="T3">torage Key Content</text:span><text:bookmark-end text:name="__RefHeading___Toc851_3105290184"/></text:h>
      <text:p text:style-name="P47"><text:span text:style-name="T48">The storage </text:span><text:span text:style-name="T17">key</text:span><text:span text:style-name="T48"> is always zero for all memory pages. <text:s/></text:span></text:p>
      <text:p text:style-name="P47"><text:span text:style-name="T3">Various storage key</text:span><text:span text:style-name="T48"> </text:span><text:span text:style-name="T17">access</text:span><text:span text:style-name="T48"> settings</text:span><text:span text:style-name="T3"> are altered by the process of booting the object module. <text:s/>Storage </text:span><text:span text:style-name="T48">K</text:span><text:span text:style-name="T3">ey </text:span><text:span text:style-name="T48">access </text:span><text:span text:style-name="T3">settings should be considered unpredictable upon entry to the booted object module.</text:span></text:p>
      <text:p text:style-name="P21">If the object module requires certain <text:span text:style-name="T208">values for the</text:span> access setting in storage keys, it must establish those values itself.</text:p>
      <text:h text:style-name="Heading_20_2" text:outline-level="2"><text:bookmark-start text:name="__RefHeading___Toc1227_2237851231"/>Input/Output System State<text:bookmark-end text:name="__RefHeading___Toc1227_2237851231"/></text:h>
      <text:p text:style-name="P71"><text:span text:style-name="T54">The only mechanism that initializes the Input/Output system is the Subsystem Reset. <text:s/></text:span><text:span text:style-name="T121">XCARD</text:span><text:span text:style-name="T54"> </text:span><text:span text:style-name="T95">can</text:span><text:span text:style-name="T54"> not initiate this reset. <text:s/>As a result, pending input/output interruptions may exist. <text:s/>The booted object module needs </text:span><text:span text:style-name="T96">to </text:span><text:span text:style-name="T54">understand that </text:span><text:span text:style-name="T96">input/output </text:span><text:span text:style-name="T54">interruptions from sources other than </text:span><text:span text:style-name="T78">the </text:span><text:span text:style-name="T96">one</text:span><text:span text:style-name="T54"> </text:span><text:span text:style-name="T96">expected are possible depending on which portion of the Input/Output system is enabled.</text:span></text:p>
      <text:p text:style-name="P34"/>
      <text:p text:style-name="P34"/>
      <text:h text:style-name="P148" text:outline-level="1"><text:bookmark-start text:name="__RefHeading___Toc2142_2453983290"/><text:span text:style-name="T80">Appendix A – </text:span><text:span text:style-name="T151">XCARD</text:span><text:span text:style-name="T80"> </text:span><text:span text:style-name="T86">Build Process</text:span><text:bookmark-end text:name="__RefHeading___Toc2142_2453983290"/></text:h>
      <text:p text:style-name="P69"><text:span text:style-name="T88">This section is intended as background for building of either XCARD or its test program when required. <text:s/>Building </text:span><text:span text:style-name="T156">XCARD</text:span><text:span text:style-name="T88"> is normally not required. <text:s/>Only if a local change is being made is it required. <text:s/>In most cases </text:span><text:span text:style-name="T156">xcard.deck</text:span><text:span text:style-name="T88"> can be directly used without change once available to the operating environment of choice on real or emulated mainframe systems.</text:span></text:p>
      <text:p text:style-name="P69"><text:span text:style-name="T88">The same can be said of the files that contain the </text:span><text:span text:style-name="T156">XCARD</text:span><text:span text:style-name="T88"> </text:span><text:span text:style-name="T89">and its</text:span><text:span text:style-name="T88"> test program: </text:span><text:span text:style-name="T156">load.deck</text:span><text:span text:style-name="T88"> and </text:span><text:span text:style-name="T156">load.aws</text:span><text:span text:style-name="T88">. <text:s/>Either of these files can be moved to the operating environment of choice and used as supplied </text:span><text:span text:style-name="T89">for validation </text:span><text:span text:style-name="T91">of </text:span><text:span text:style-name="T157">XCARD</text:span><text:span text:style-name="T91"> </text:span><text:span text:style-name="T89">on the platform.</text:span></text:p>
      <text:p text:style-name="P68"><text:span text:style-name="T92">The </text:span><text:span text:style-name="T158">XCARD</text:span><text:span text:style-name="T92"> build process starts as two separate processes that merge into one. <text:s/>The build process of </text:span><text:span text:style-name="T158">XCARD</text:span><text:span text:style-name="T92"> </text:span><text:span text:style-name="T93">and its test program both</text:span><text:span text:style-name="T92"> require SATK. <text:s/></text:span><text:span text:style-name="T93">They</text:span><text:span text:style-name="T92"> use macros and facilities specific to SATK. <text:s/>The following table illustrates the relationship of each step identified by the corresponding script available in </text:span><text:span text:style-name="T94">the </text:span><text:span text:style-name="T92">targeted architecture </text:span><text:span text:style-name="T93">sub-directory</text:span><text:span text:style-name="T92">.</text:span></text:p>
      <text:p text:style-name="P70"><text:span text:style-name="T90">The files that can be used directly on any supported platform are identified in </text:span><text:span text:style-name="T19">bold</text:span><text:span text:style-name="T90"> font.</text:span></text:p>
      <table:table table:name="Table5" table:style-name="Table5">
        <table:table-column table:style-name="Table5.A" table:number-columns-repeated="5"/>
        <table:table-header-rows>
          <table:table-row>
            <table:table-cell table:style-name="Table5.A1" table:number-columns-spanned="2" office:value-type="string">
              <text:p text:style-name="P124">Create Emulated Deck<text:span text:style-name="T204">s</text:span></text:p>
            </table:table-cell>
            <table:covered-table-cell/>
            <table:table-cell table:style-name="Table5.A1" office:value-type="string">
              <text:p text:style-name="P126">Emulated Deck<text:span text:style-name="T204">s</text:span></text:p>
            </table:table-cell>
            <table:table-cell table:style-name="Table5.A1" office:value-type="string">
              <text:p text:style-name="P126"><text:span text:style-name="T203">Create </text:span>IPL Medium</text:p>
            </table:table-cell>
            <table:table-cell table:style-name="Table5.A1" office:value-type="string">
              <text:p text:style-name="P125">Use IPL Medium</text:p>
            </table:table-cell>
          </table:table-row>
        </table:table-header-rows>
        <table:table-row>
          <table:table-cell table:style-name="Table5.A2" office:value-type="string">
            <text:p text:style-name="P105">asmx<text:span text:style-name="T3"> - ASMA</text:span></text:p>
          </table:table-cell>
          <table:table-cell table:style-name="Table5.A2" office:value-type="string">
            <text:p text:style-name="P105">medx-iplasma.py</text:p>
          </table:table-cell>
          <table:table-cell table:style-name="Table5.A2" office:value-type="string">
            <text:p text:style-name="P107">xcard.deck</text:p>
          </table:table-cell>
          <table:table-cell table:style-name="Table5.A2" office:value-type="string">
            <text:p text:style-name="P105">card<text:span text:style-name="T3"> – </text:span>deck.py</text:p>
            <text:p text:style-name="P109">load.deck</text:p>
          </table:table-cell>
          <table:table-cell table:style-name="Table5.A2" office:value-type="string">
            <text:p text:style-name="P105">iplc</text:p>
          </table:table-cell>
        </table:table-row>
        <table:table-row>
          <table:table-cell table:style-name="Table5.A2" table:number-columns-spanned="2" office:value-type="string">
            <text:p text:style-name="P106">asmt<text:span text:style-name="T3"> - ASMA</text:span></text:p>
          </table:table-cell>
          <table:covered-table-cell/>
          <table:table-cell table:style-name="Table5.A2" office:value-type="string">
            <text:p text:style-name="P108"><text:span text:style-name="T209">xcardtst</text:span>.deck</text:p>
          </table:table-cell>
          <table:table-cell table:style-name="Table5.A2" office:value-type="string">
            <text:p text:style-name="P105">tape<text:span text:style-name="T3"> – </text:span>deck.py</text:p>
            <text:p text:style-name="P109">load.aws</text:p>
          </table:table-cell>
          <table:table-cell table:style-name="Table5.A2" office:value-type="string">
            <text:p text:style-name="P106">iplt</text:p>
          </table:table-cell>
        </table:table-row>
      </table:table>
      <text:p text:style-name="P39"/>
      <text:h text:style-name="P150" text:outline-level="2"><text:bookmark-start text:name="__RefHeading___Toc2499_2578122233"/><text:span text:style-name="T86">C</text:span><text:span text:style-name="T85">reating </text:span><text:span text:style-name="T87">the </text:span><text:span text:style-name="T85">Emulated Deck </text:span><text:span text:style-name="T87">File</text:span><text:bookmark-end text:name="__RefHeading___Toc2499_2578122233"/></text:h>
      <text:p text:style-name="P178"/>
      <text:h text:style-name="Heading_20_2" text:outline-level="2"><text:bookmark-start text:name="__RefHeading___Toc2331_2453983290"/><text:span text:style-name="T86">B</text:span><text:span text:style-name="T85">uilding the XCARD Test Program</text:span><text:bookmark-end text:name="__RefHeading___Toc2331_2453983290"/></text:h>
      <text:p text:style-name="P66"><text:span text:style-name="T81">T</text:span><text:span text:style-name="T83">he </text:span><text:span text:style-name="T153">XCARD</text:span><text:span text:style-name="T83"> test program is a object module booted using the </text:span><text:span text:style-name="T153">XCARD</text:span><text:span text:style-name="T83"> loader. <text:s/>The object module is created assembling the program with an assembler that creates the a standard mainframe object module. <text:s/>The assembler must support instructions used by the architecture identified by the directory contained within the </text:span><text:span text:style-name="T153">xcard</text:span><text:span text:style-name="T83"> directory, for example, </text:span><text:span text:style-name="T153">MVCLE</text:span><text:span text:style-name="T83">.</text:span></text:p>
      <text:p text:style-name="P184"><text:span text:style-name="T83">Use the script </text:span><text:span text:style-name="T153">xcard/s390/asmt</text:span><text:span text:style-name="T159">st</text:span><text:span text:style-name="T83"> to assemble the </text:span><text:span text:style-name="T153">XCARD</text:span><text:span text:style-name="T83"> test program,</text:span><text:span text:style-name="T84"> </text:span><text:span text:style-name="T154">xcard/</text:span><text:span text:style-name="T159">xcardtst</text:span><text:span text:style-name="T154">.asm</text:span><text:span text:style-name="T84"> source, into</text:span><text:span text:style-name="T83"> </text:span><text:span text:style-name="T84">an </text:span><text:span text:style-name="T83">object module, </text:span><text:span text:style-name="T154">xcard/s390/</text:span><text:span text:style-name="T160">xcardtst</text:span><text:span text:style-name="T154">.deck</text:span><text:span text:style-name="T83"> using ASMA. <text:s/></text:span><text:span text:style-name="T84">Currently only </text:span><text:span text:style-name="T154">s390</text:span><text:span text:style-name="T84"> is supported.</text:span></text:p>
      <text:p text:style-name="P65"><text:span text:style-name="T3">The output of this assembly may be input directly into the </text:span><text:span text:style-name="T106">card</text:span><text:span text:style-name="T3"> or </text:span><text:span text:style-name="T106">tape</text:span><text:span text:style-name="T3"> scripts for creation of the IPL medium.</text:span></text:p>
      <text:p text:style-name="P35"><text:soft-page-break/></text:p>
      <text:p text:style-name="P34"/>
      <text:p text:style-name="P23"/>
      <text:p text:style-name="P22"/>
      <text:p text:style-name="P22"/>
      <text:p text:style-name="P17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ans1" svg:font-family="'Liberation Sans'" style:font-family-generic="swiss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fo:font-size="14pt" officeooo:rsid="00094ed1" officeooo:paragraph-rsid="00094ed1" style:font-size-asian="14pt" style:font-size-complex="14pt"/>
    </style:style>
    <style:style style:name="MP2" style:family="paragraph" style:parent-style-name="Footer">
      <style:paragraph-properties fo:text-align="center" style:justify-single-word="false"/>
      <style:text-properties style:font-name="Liberation Sans" officeooo:rsid="006f167c" officeooo:paragraph-rsid="006f167c"/>
    </style:style>
    <style:style style:name="MT1" style:family="text">
      <style:text-properties officeooo:rsid="008c9a1d"/>
    </style:style>
    <style:style style:name="MT2" style:family="text">
      <style:text-properties officeooo:rsid="001fdb1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XCARD <text:span text:style-name="MT1">eX</text:span><text:span text:style-name="MT2">tended </text:span>LOADER</text:p>
      </style:header>
      <style:footer>
        <text:p text:style-name="MP2">Page <text:page-number text:select-page="current">17</text:page-number><text:s/>of <text:page-count>1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05:30:45.386331926</meta:creation-date>
    <meta:generator>LibreOffice/6.4.6.2$Linux_X86_64 LibreOffice_project/40$Build-2</meta:generator>
    <dc:date>2020-11-21T06:21:52.975315763</dc:date>
    <meta:editing-duration>PT10H43M51S</meta:editing-duration>
    <meta:editing-cycles>129</meta:editing-cycles>
    <meta:document-statistic meta:table-count="6" meta:image-count="0" meta:object-count="0" meta:page-count="17" meta:paragraph-count="310" meta:word-count="3878" meta:character-count="23845" meta:non-whitespace-character-count="20157"/>
  </office:meta>
</office:document-meta>
</file>